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5.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937in"/>
    </style:style>
    <style:style style:name="co10" style:family="table-column">
      <style:table-column-properties fo:break-before="auto" style:column-width="0.752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0.5374in"/>
    </style:style>
    <style:style style:name="co14" style:family="table-column">
      <style:table-column-properties fo:break-before="auto" style:column-width="3.7283in"/>
    </style:style>
    <style:style style:name="co15" style:family="table-column">
      <style:table-column-properties fo:break-before="auto" style:column-width="1.6646in"/>
    </style:style>
    <style:style style:name="co16" style:family="table-column">
      <style:table-column-properties fo:break-before="auto" style:column-width="4.0102in"/>
    </style:style>
    <style:style style:name="co17" style:family="table-column">
      <style:table-column-properties fo:break-before="auto" style:column-width="1.3327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5173in"/>
    </style:style>
    <style:style style:name="co20" style:family="table-column">
      <style:table-column-properties fo:break-before="auto" style:column-width="2.3929in"/>
    </style:style>
    <style:style style:name="co21" style:family="table-column">
      <style:table-column-properties fo:break-before="auto" style:column-width="1.6063in"/>
    </style:style>
    <style:style style:name="co22" style:family="table-column">
      <style:table-column-properties fo:break-before="auto" style:column-width="0.272in"/>
    </style:style>
    <style:style style:name="co23" style:family="table-column">
      <style:table-column-properties fo:break-before="auto" style:column-width="0.3583in"/>
    </style:style>
    <style:style style:name="co24" style:family="table-column">
      <style:table-column-properties fo:break-before="auto" style:column-width="0.3154in"/>
    </style:style>
    <style:style style:name="co25" style:family="table-column">
      <style:table-column-properties fo:break-before="auto" style:column-width="0.3366in"/>
    </style:style>
    <style:style style:name="co26" style:family="table-column">
      <style:table-column-properties fo:break-before="auto" style:column-width="3.8382in"/>
    </style:style>
    <style:style style:name="co27" style:family="table-column">
      <style:table-column-properties fo:break-before="auto" style:column-width="2.178in"/>
    </style:style>
    <style:style style:name="co28" style:family="table-column">
      <style:table-column-properties fo:break-before="auto" style:column-width="1.218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209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1862in" fo:break-before="auto" style:use-optimal-row-height="false"/>
    </style:style>
    <style:style style:name="ro10" style:family="table-row">
      <style:table-row-properties style:row-height="0.2618in" fo:break-before="auto" style:use-optimal-row-height="false"/>
    </style:style>
    <style:style style:name="ro11" style:family="table-row">
      <style:table-row-properties style:row-height="0.2783in" fo:break-before="auto" style:use-optimal-row-height="true"/>
    </style:style>
    <style:style style:name="ro12" style:family="table-row">
      <style:table-row-properties style:row-height="0.4972in" fo:break-before="auto" style:use-optimal-row-height="false"/>
    </style:style>
    <style:style style:name="ro1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able-cell-properties style:text-align-source="fix" style:repeat-content="false" style:vertical-align="middle"/>
      <style:paragraph-properties fo:text-align="end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 style:vertical-align="middle"/>
      <style:paragraph-properties fo:text-align="en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8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118"/>
    <style:style style:name="ce11" style:family="table-cell" style:parent-style-name="Default" style:data-style-name="N84"/>
    <style:style style:name="ce12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7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8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2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9" style:family="table-cell" style:parent-style-name="Default" style:data-style-name="N2"/>
    <style:style style:name="ce30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1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2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4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5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0.0008in solid #000000" fo:border-left="none" fo:border-right="none" fo:border-top="none"/>
    </style:style>
    <style:style style:name="ce38" style:family="table-cell" style:parent-style-name="Default">
      <style:table-cell-properties fo:border-bottom="0.0008in solid #000000" fo:border-left="none" fo:border-right="none" fo:border-top="0.0008in solid #000000"/>
    </style:style>
    <style:style style:name="ce39" style:family="table-cell" style:parent-style-name="Default">
      <style:table-cell-properties fo:border-bottom="none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41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2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6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7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2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fo:font-weight="900" style:font-name-asian="Arial Black" style:font-size-asian="16pt" style:font-weight-asian="900" style:font-name-complex="Arial Black" style:font-size-complex="16pt" style:font-weight-complex="900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en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fo:border-left="none" fo:border-right="0.0008in solid #000000" fo:border-top="none"/>
    </style:style>
    <style:style style:name="ce6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0.0008in solid #000000" fo:border-right="0.0008in solid #000000" fo:border-top="none"/>
    </style:style>
    <style:style style:name="ce6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order-left="0.0008in solid #000000" fo:border-right="none" fo:border-top="none"/>
    </style:style>
    <style:style style:name="ce67" style:family="table-cell" style:parent-style-name="Default">
      <style:text-properties style:font-name="Arial Black1" fo:font-size="16pt" style:font-size-asian="16pt" style:font-size-complex="16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 fo:margin-left="0in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008in solid #000000" fo:border-left="none" fo:border-right="0.0008in solid #000000" fo:border-top="none"/>
    </style:style>
    <style:style style:name="ce74" style:family="table-cell" style:parent-style-name="Default" style:data-style-name="N84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75" style:family="table-cell" style:parent-style-name="Default" style:data-style-name="N84">
      <style:table-cell-properties fo:border="none"/>
    </style:style>
    <style:style style:name="ce76" style:family="table-cell" style:parent-style-name="Default" style:data-style-name="N84">
      <style:table-cell-properties fo:border-bottom="0.0008in solid #000000" fo:border-left="none" fo:border-right="0.0008in solid #000000" fo:border-top="none"/>
    </style:style>
    <style:style style:name="ce77" style:family="table-cell" style:parent-style-name="Default" style:data-style-name="N84">
      <style:table-cell-properties fo:border-bottom="none" fo:border-left="none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/>
    </style:style>
    <style:style style:name="ce80" style:family="table-cell" style:parent-style-name="Default" style:data-style-name="N117">
      <style:table-cell-properties fo:border="none"/>
    </style:style>
    <style:style style:name="ce81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82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83" style:family="table-cell" style:parent-style-name="Default" style:data-style-name="N117">
      <style:table-cell-properties fo:border-bottom="0.0008in solid #000000" fo:border-left="0.0008in solid #000000" fo:border-right="none" fo:border-top="none"/>
    </style:style>
    <style:style style:name="ce84" style:family="table-cell" style:parent-style-name="Default" style:data-style-name="N117">
      <style:table-cell-properties fo:border-bottom="none" fo:border-left="0.0008in solid #000000" fo:border-right="none" fo:border-top="none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 style:data-style-name="N117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1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 table:style-name="ce5"/>
          <table:table-cell table:style-name="ce7" office:value-type="string">
            <text:p>Ref: FA08-74-DIAGTOOL</text:p>
          </table:table-cell>
          <table:table-cell table:style-name="ce7"/>
          <table:table-cell/>
          <table:table-cell table:style-name="ce11"/>
          <table:table-cell/>
          <table:table-cell table:style-name="ce16" office:value-type="date" office:date-value="2009-04-02">
            <office:annotation draw:style-name="gr1" draw:text-style-name="P2" svg:width="1.1252in" svg:height="0.6921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4-02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6" office:value-type="string">
            <text:p>Activity</text:p>
          </table:table-cell>
          <table:table-cell table:style-name="ce8" office:value-type="string">
            <text:p>Person</text:p>
          </table:table-cell>
          <table:table-cell table:style-name="ce9" office:value-type="string">
            <text:p>Assigned</text:p>
          </table:table-cell>
          <table:table-cell table:style-name="ce9" office:value-type="string">
            <text:p>Due Date</text:p>
          </table:table-cell>
          <table:table-cell table:style-name="ce9" office:value-type="string">
            <text:p>New Due Date</text:p>
          </table:table-cell>
          <table:table-cell table:style-name="ce14" office:value-type="string">
            <text:p>Status</text:p>
          </table:table-cell>
          <table:table-cell table:style-name="ce6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4" table:formula="of:=[.A8]+1" office:value-type="float" office:value="7">
            <text:p>7</text:p>
          </table:table-cell>
          <table:table-cell table:style-name="ce5"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0.5">
            <text:p>50.00%</text:p>
          </table:table-cell>
          <table:table-cell table:style-name="ce5" office:value-type="string">
            <text:p>Still looking into our options, this is a fairly long-term deal.</text:p>
          </table:table-cell>
        </table:table-row>
        <table:table-row table:style-name="ro3">
          <table:table-cell table:style-name="ce4" table:formula="of:=[.A9]+1" office:value-type="float" office:value="8">
            <text:p>8</text:p>
          </table:table-cell>
          <table:table-cell table:style-name="ce5"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0]+1" office:value-type="float" office:value="9">
            <text:p>9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1]+1" office:value-type="float" office:value="10">
            <text:p>10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2]+1" office:value-type="float" office:value="11">
            <text:p>11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3]+1" office:value-type="float" office:value="12">
            <text:p>12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ill have done when we get the proposal put together.</text:p>
          </table:table-cell>
        </table:table-row>
        <table:table-row table:style-name="ro3">
          <table:table-cell table:style-name="ce4" table:formula="of:=[.A14]+1" office:value-type="float" office:value="13">
            <text:p>13</text:p>
          </table:table-cell>
          <table:table-cell table:style-name="ce5"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5]+1" office:value-type="float" office:value="14">
            <text:p>14</text:p>
          </table:table-cell>
          <table:table-cell table:style-name="ce5"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10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6]+1" office:value-type="float" office:value="15">
            <text:p>15</text:p>
          </table:table-cell>
          <table:table-cell table:style-name="ce5"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Turned in to instructors.</text:p>
          </table:table-cell>
        </table:table-row>
        <table:table-row table:style-name="ro3">
          <table:table-cell table:style-name="ce4" table:formula="of:=[.A17]+1" office:value-type="float" office:value="16">
            <text:p>16</text:p>
          </table:table-cell>
          <table:table-cell table:style-name="ce5"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8]+1" office:value-type="float" office:value="17">
            <text:p>17</text:p>
          </table:table-cell>
          <table:table-cell table:style-name="ce5"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9]+1" office:value-type="float" office:value="18">
            <text:p>18</text:p>
          </table:table-cell>
          <table:table-cell table:style-name="ce5"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0]+1" office:value-type="float" office:value="19">
            <text:p>19</text:p>
          </table:table-cell>
          <table:table-cell table:style-name="ce5" office:value-type="string">
            <text:p>Demonstrate usage of Git</text:p>
          </table:table-cell>
          <table:table-cell office:value-type="string">
            <text:p>JL</text:p>
          </table:table-cell>
          <table:table-cell table:style-name="ce10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how the teammates interactively how to use Git</text:p>
          </table:table-cell>
        </table:table-row>
        <table:table-row table:style-name="ro3">
          <table:table-cell table:style-name="ce4" table:formula="of:=[.A21]+1" office:value-type="float" office:value="20">
            <text:p>20</text:p>
          </table:table-cell>
          <table:table-cell table:style-name="ce5"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12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<text:s/>Not necessary anymore.</text:p>
          </table:table-cell>
        </table:table-row>
        <table:table-row table:style-name="ro4">
          <table:table-cell table:style-name="ce4" table:formula="of:=[.A22]+1" office:value-type="float" office:value="21">
            <text:p>21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3]+1" office:value-type="float" office:value="22">
            <text:p>22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4]+1" office:value-type="float" office:value="23">
            <text:p>23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5]+1" office:value-type="float" office:value="24">
            <text:p>24</text:p>
          </table:table-cell>
          <table:table-cell table:style-name="ce5"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Haven't found much in the way of direct or extreme-near matches.</text:p>
          </table:table-cell>
        </table:table-row>
        <table:table-row table:style-name="ro3">
          <table:table-cell table:style-name="ce4" table:formula="of:=[.A26]+1" office:value-type="float" office:value="25">
            <text:p>25</text:p>
          </table:table-cell>
          <table:table-cell table:style-name="ce5"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7]+1" office:value-type="float" office:value="26">
            <text:p>26</text:p>
          </table:table-cell>
          <table:table-cell table:style-name="ce5"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8]+1" office:value-type="float" office:value="27">
            <text:p>27</text:p>
          </table:table-cell>
          <table:table-cell table:style-name="ce5"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DP, 25V/1A, .1V/1mA</text:p>
          </table:table-cell>
        </table:table-row>
        <table:table-row table:style-name="ro3">
          <table:table-cell table:style-name="ce4" table:formula="of:=[.A29]+1" office:value-type="float" office:value="28">
            <text:p>28</text:p>
          </table:table-cell>
          <table:table-cell table:style-name="ce5"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WT, Square Wave/Sine Wave, 8bit on the LA</text:p>
          </table:table-cell>
        </table:table-row>
        <table:table-row table:style-name="ro3">
          <table:table-cell table:style-name="ce4" table:formula="of:=[.A30]+1" office:value-type="float" office:value="29">
            <text:p>29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1]+1" office:value-type="float" office:value="30">
            <text:p>30</text:p>
          </table:table-cell>
          <table:table-cell table:style-name="ce5"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2]+1" office:value-type="float" office:value="31">
            <text:p>31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3]+1" office:value-type="float" office:value="32">
            <text:p>32</text:p>
          </table:table-cell>
          <table:table-cell table:style-name="ce5"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sitory is now on secured 3rd-party hosting for $12/month.</text:p>
          </table:table-cell>
        </table:table-row>
        <table:table-row table:style-name="ro3">
          <table:table-cell table:style-name="ce4" table:formula="of:=[.A34]+1" office:value-type="float" office:value="33">
            <text:p>33</text:p>
          </table:table-cell>
          <table:table-cell table:style-name="ce5"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string">
            <text:p>Canceled</text:p>
          </table:table-cell>
          <table:table-cell table:style-name="ce5"/>
        </table:table-row>
        <table:table-row table:style-name="ro3">
          <table:table-cell table:style-name="ce4" table:formula="of:=[.A35]+1" office:value-type="float" office:value="34">
            <text:p>34</text:p>
          </table:table-cell>
          <table:table-cell table:style-name="ce5"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6]+1" office:value-type="float" office:value="35">
            <text:p>35</text:p>
          </table:table-cell>
          <table:table-cell table:style-name="ce5"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7]+1" office:value-type="float" office:value="36">
            <text:p>36</text:p>
          </table:table-cell>
          <table:table-cell table:style-name="ce5"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8]+1" office:value-type="float" office:value="37">
            <text:p>37</text:p>
          </table:table-cell>
          <table:table-cell table:style-name="ce5"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9]+1" office:value-type="float" office:value="38">
            <text:p>38</text:p>
          </table:table-cell>
          <table:table-cell table:style-name="ce5"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0]+1" office:value-type="float" office:value="39">
            <text:p>39</text:p>
          </table:table-cell>
          <table:table-cell table:style-name="ce5"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1]+1" office:value-type="float" office:value="40">
            <text:p>40</text:p>
          </table:table-cell>
          <table:table-cell table:style-name="ce5"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st: $10.30</text:p>
          </table:table-cell>
        </table:table-row>
        <table:table-row table:style-name="ro3">
          <table:table-cell table:style-name="ce4" table:formula="of:=[.A42]+1" office:value-type="float" office:value="41">
            <text:p>41</text:p>
          </table:table-cell>
          <table:table-cell table:style-name="ce5"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3]+1" office:value-type="float" office:value="42">
            <text:p>42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Schematic complete, needs some annotations still.</text:p>
          </table:table-cell>
        </table:table-row>
        <table:table-row table:style-name="ro4">
          <table:table-cell table:style-name="ce4" table:formula="of:=[.A44]+1" office:value-type="float" office:value="43">
            <text:p>43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Pulled Doug off of this (Wes is further ahead and they were working in parallel) <text:s/>to work on another spot.</text:p>
          </table:table-cell>
        </table:table-row>
        <table:table-row table:style-name="ro5">
          <table:table-cell table:style-name="ce4" table:formula="of:=[.A45]+1" office:value-type="float" office:value="44">
            <text:p>44</text:p>
          </table:table-cell>
          <table:table-cell table:style-name="ce5"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8">
            <text:p>2009-02-18</text:p>
          </table:table-cell>
          <table:table-cell office:value-type="percentage" office:value="0.9">
            <text:p>90.00%</text:p>
          </table:table-cell>
          <table:table-cell table:style-name="ce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5">
          <table:table-cell table:style-name="ce4" table:formula="of:=[.A46]+1" office:value-type="float" office:value="45">
            <text:p>45</text:p>
          </table:table-cell>
          <table:table-cell table:style-name="ce5"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4">
          <table:table-cell table:style-name="ce4" table:formula="of:=[.A47]+1" office:value-type="float" office:value="46">
            <text:p>46</text:p>
          </table:table-cell>
          <table:table-cell table:style-name="ce5"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Going to use GNU Octave (a MATLAB workalike) + Python scripts instead</text:p>
          </table:table-cell>
        </table:table-row>
        <table:table-row table:style-name="ro3">
          <table:table-cell table:style-name="ce4" table:formula="of:=[.A48]+1" office:value-type="float" office:value="47">
            <text:p>47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2">
          <table:table-cell table:style-name="ce4" table:formula="of:=[.A49]+1" office:value-type="float" office:value="48">
            <text:p>48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6">
          <table:table-cell table:style-name="ce4" office:value-type="float" office:value="49">
            <text:p>49</text:p>
          </table:table-cell>
          <table:table-cell table:style-name="ce5" office:value-type="string">
            <text:p>Determine language/environment solution to use for custom data acquisition/processing/control software</text:p>
          </table:table-cell>
          <table:table-cell office:value-type="string">
            <text:p>NH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Python/pySerial has been selected along with SWIG to incorporate C++ code that will call GNU Octave commands to perform signal processing.</text:p>
          </table:table-cell>
        </table:table-row>
        <table:table-row table:style-name="ro6">
          <table:table-cell table:style-name="ce4" office:value-type="float" office:value="50">
            <text:p>50</text:p>
          </table:table-cell>
          <table:table-cell table:style-name="ce5" office:value-type="string">
            <text:p>Write data acquisition software</text:p>
          </table:table-cell>
          <table:table-cell office:value-type="string">
            <text:p>NH</text:p>
          </table:table-cell>
          <table:table-cell office:value-type="date" office:date-value="2009-02-12">
            <text:p>2009-02-12</text:p>
          </table:table-cell>
          <table:table-cell office:value-type="date" office:date-value="2009-03-05">
            <text:p>2009-03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4">
          <table:table-cell table:style-name="ce4" table:formula="of:=[.A50]+1" office:value-type="float" office:value="49">
            <text:p>49</text:p>
          </table:table-cell>
          <table:table-cell table:style-name="ce5" office:value-type="string">
            <text:p>Update/create RASI for Progress Report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Almost complete, need to confirm a few details with other teammates. It has been incorporated with our AIL document.</text:p>
          </table:table-cell>
        </table:table-row>
        <table:table-row table:style-name="ro2">
          <table:table-cell table:style-name="ce4" table:formula="of:=[.A53]+1" office:value-type="float" office:value="50">
            <text:p>50</text:p>
          </table:table-cell>
          <table:table-cell table:style-name="ce5" office:value-type="string">
            <text:p>Timeline for Progress Report</text:p>
          </table:table-cell>
          <table:table-cell office:value-type="string">
            <text:p>DP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JL shifted things around.</text:p>
          </table:table-cell>
        </table:table-row>
        <table:table-row table:style-name="ro2">
          <table:table-cell table:style-name="ce4" table:formula="of:=[.A54]+1" office:value-type="float" office:value="51">
            <text:p>51</text:p>
          </table:table-cell>
          <table:table-cell table:style-name="ce5" office:value-type="string">
            <text:p>Skeleton Memo for Progress Report</text:p>
          </table:table-cell>
          <table:table-cell office:value-type="string">
            <text:p>NH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JL added a few notes to it as well</text:p>
          </table:table-cell>
        </table:table-row>
        <table:table-row table:style-name="ro2">
          <table:table-cell table:style-name="ce4" table:formula="of:=[.A55]+1" office:value-type="float" office:value="52">
            <text:p>52</text:p>
          </table:table-cell>
          <table:table-cell table:style-name="ce5" office:value-type="string">
            <text:p>Update AIL download for course instructors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Weekly task for JL.</text:p>
          </table:table-cell>
        </table:table-row>
        <table:table-row table:style-name="ro2">
          <table:table-cell table:style-name="ce4" table:formula="of:=[.A56]+1" office:value-type="float" office:value="53">
            <text:p>53</text:p>
          </table:table-cell>
          <table:table-cell table:style-name="ce5" office:value-type="string">
            <text:p>Check to see if LM3940s are on hand</text:p>
          </table:table-cell>
          <table:table-cell office:value-type="string">
            <text:p>WT</text:p>
          </table:table-cell>
          <table:table-cell table:number-columns-repeated="2" office:value-type="date" office:date-value="2009-02-19">
            <text:p>2009-02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quick check, not on hand</text:p>
          </table:table-cell>
        </table:table-row>
        <table:table-row table:style-name="ro2">
          <table:table-cell table:style-name="ce4" table:formula="of:=[.A57]+1" office:value-type="float" office:value="54">
            <text:p>54</text:p>
          </table:table-cell>
          <table:table-cell table:style-name="ce5" office:value-type="string">
            <text:p>Signal Conditioner: Confirm a change of 9V input voltage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't need 9V as an input for the reference voltage</text:p>
          </table:table-cell>
        </table:table-row>
        <table:table-row table:style-name="ro2">
          <table:table-cell table:style-name="ce4" table:formula="of:=[.A58]+1" office:value-type="float" office:value="55">
            <text:p>55</text:p>
          </table:table-cell>
          <table:table-cell table:style-name="ce5" office:value-type="string">
            <text:p>Construct signal conditioner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.75">
            <text:p>75.00%</text:p>
          </table:table-cell>
          <table:table-cell table:style-name="ce5" office:value-type="string">
            <text:p>waiting on a part.</text:p>
          </table:table-cell>
        </table:table-row>
        <table:table-row table:style-name="ro2">
          <table:table-cell table:style-name="ce4" table:formula="of:=[.A59]+1" office:value-type="float" office:value="56">
            <text:p>56</text:p>
          </table:table-cell>
          <table:table-cell table:style-name="ce5" office:value-type="string">
            <text:p>Learn how to control WT32 and pair a device</text:p>
          </table:table-cell>
          <table:table-cell office:value-type="string">
            <text:p>DP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0]+1" office:value-type="float" office:value="57">
            <text:p>57</text:p>
          </table:table-cell>
          <table:table-cell table:style-name="ce5" office:value-type="string">
            <text:p>Mock output from file.</text:p>
          </table:table-cell>
          <table:table-cell office:value-type="string">
            <text:p>NH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61]+1" office:value-type="float" office:value="58">
            <text:p>58</text:p>
          </table:table-cell>
          <table:table-cell table:style-name="ce5" office:value-type="string">
            <text:p>Design clocking circuit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date" office:date-value="2009-03-11">
            <text:p>2009-03-11</text:p>
          </table:table-cell>
          <table:table-cell office:value-type="percentage" office:value="0.05">
            <text:p>5.00%</text:p>
          </table:table-cell>
          <table:table-cell table:style-name="ce5" office:value-type="string">
            <text:p>Preliminary research in progress; oscillators ordered</text:p>
          </table:table-cell>
        </table:table-row>
        <table:table-row table:style-name="ro2">
          <table:table-cell table:style-name="ce4" table:formula="of:=[.A62]+1" office:value-type="float" office:value="59">
            <text:p>59</text:p>
          </table:table-cell>
          <table:table-cell table:style-name="ce5" office:value-type="string">
            <text:p>Draw datapath schematic</text:p>
          </table:table-cell>
          <table:table-cell office:value-type="string">
            <text:p>JL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may need further revisions later</text:p>
          </table:table-cell>
        </table:table-row>
        <table:table-row table:style-name="ro2">
          <table:table-cell table:style-name="ce4" table:formula="of:=[.A63]+1" office:value-type="float" office:value="60">
            <text:p>60</text:p>
          </table:table-cell>
          <table:table-cell table:style-name="ce5" office:value-type="string">
            <text:p>Design power sub-system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3-07">
            <text:p>2009-03-07</text:p>
          </table:table-cell>
          <table:table-cell table:style-name="ce11"/>
          <table:table-cell office:value-type="percentage" office:value="0.85">
            <text:p>85.00%</text:p>
          </table:table-cell>
          <table:table-cell table:style-name="ce5" office:value-type="string">
            <text:p>Necessary parts ordered; charging schematic in progress</text:p>
          </table:table-cell>
        </table:table-row>
        <table:table-row table:style-name="ro2">
          <table:table-cell table:style-name="ce4" table:formula="of:=[.A64]+1" office:value-type="float" office:value="61">
            <text:p>61</text:p>
          </table:table-cell>
          <table:table-cell table:style-name="ce5" office:value-type="string">
            <text:p>Assemble power sub-system</text:p>
          </table:table-cell>
          <table:table-cell office:value-type="string">
            <text:p>MM</text:p>
          </table:table-cell>
          <table:table-cell office:value-type="date" office:date-value="2009-03-05">
            <text:p>2009-03-05</text:p>
          </table:table-cell>
          <table:table-cell office:value-type="date" office:date-value="2009-03-13">
            <text:p>2009-03-13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0">
            <text:p>0.00%</text:p>
          </table:table-cell>
          <table:table-cell table:style-name="ce5" office:value-type="string">
            <text:p>Pending parts arrival</text:p>
          </table:table-cell>
        </table:table-row>
        <table:table-row table:style-name="ro2">
          <table:table-cell table:style-name="ce4" table:formula="of:=[.A65]+1" office:value-type="float" office:value="62">
            <text:p>62</text:p>
          </table:table-cell>
          <table:table-cell table:style-name="ce5" office:value-type="string">
            <text:p>Display/Control Interface</text:p>
          </table:table-cell>
          <table:table-cell office:value-type="string">
            <text:p>NH</text:p>
          </table:table-cell>
          <table:table-cell office:value-type="date" office:date-value="2009-03-05">
            <text:p>2009-03-05</text:p>
          </table:table-cell>
          <table:table-cell office:value-type="date" office:date-value="2009-03-26">
            <text:p>2009-03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e until I come up with a better display mechanism.</text:p>
          </table:table-cell>
        </table:table-row>
        <table:table-row table:style-name="ro2">
          <table:table-cell table:style-name="ce4" table:formula="of:=[.A66]+1" office:value-type="float" office:value="63">
            <text:p>63</text:p>
          </table:table-cell>
          <table:table-cell table:style-name="ce5" office:value-type="string">
            <text:p>Datapath: Main Control 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6">
            <text:p>60.00%</text:p>
          </table:table-cell>
          <table:table-cell table:style-name="ce5" office:value-type="string">
            <text:p>Portions of code have been written and compiled.</text:p>
          </table:table-cell>
        </table:table-row>
        <table:table-row table:style-name="ro2">
          <table:table-cell table:style-name="ce4" table:formula="of:=[.A67]+1" office:value-type="float" office:value="64">
            <text:p>64</text:p>
          </table:table-cell>
          <table:table-cell table:style-name="ce5" office:value-type="string">
            <text:p>Datapath USART shift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6">
            <text:p>60.00%</text:p>
          </table:table-cell>
          <table:table-cell table:style-name="ce5" office:value-type="string">
            <text:p>Portions of code have been written and compiled.</text:p>
          </table:table-cell>
        </table:table-row>
        <table:table-row table:style-name="ro7">
          <table:table-cell table:style-name="ce4" table:formula="of:=[.A68]+1" office:value-type="float" office:value="65">
            <text:p>65</text:p>
          </table:table-cell>
          <table:table-cell table:style-name="ce5" office:value-type="string">
            <text:p>Rewrite of data acquisition for serial port</text:p>
          </table:table-cell>
          <table:table-cell office:value-type="string">
            <text:p>NH</text:p>
          </table:table-cell>
          <table:table-cell office:value-type="date" office:date-value="2009-03-26">
            <text:p>2009-03-26</text:p>
          </table:table-cell>
          <table:table-cell office:value-type="date" office:date-value="2009-04-09">
            <text:p>2009-04-09</text:p>
          </table:table-cell>
          <table:table-cell table:style-name="ce11"/>
          <table:table-cell office:value-type="percentage" office:value="0.15">
            <text:p>15.00%</text:p>
          </table:table-cell>
          <table:table-cell table:style-name="ce5" office:value-type="string">
            <text:p>Reading through pyserial documentation &amp; interprocess communication techniques in python</text:p>
          </table:table-cell>
        </table:table-row>
        <table:table-row table:style-name="ro2">
          <table:table-cell table:style-name="ce4" table:formula="of:=[.A69]+1" office:value-type="float" office:value="66">
            <text:p>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0]+1" office:value-type="float" office:value="67">
            <text:p>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1]+1" office:value-type="float" office:value="68">
            <text:p>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2]+1" office:value-type="float" office:value="69">
            <text:p>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3]+1" office:value-type="float" office:value="70">
            <text:p>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4]+1" office:value-type="float" office:value="71">
            <text:p>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5]+1" office:value-type="float" office:value="72">
            <text:p>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6]+1" office:value-type="float" office:value="73">
            <text:p>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7]+1" office:value-type="float" office:value="74">
            <text:p>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8]+1" office:value-type="float" office:value="75">
            <text:p>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9]+1" office:value-type="float" office:value="76">
            <text:p>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0]+1" office:value-type="float" office:value="77">
            <text:p>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1]+1" office:value-type="float" office:value="78">
            <text:p>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2]+1" office:value-type="float" office:value="79">
            <text:p>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3]+1" office:value-type="float" office:value="80">
            <text:p>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4]+1" office:value-type="float" office:value="81">
            <text:p>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5]+1" office:value-type="float" office:value="82">
            <text:p>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6]+1" office:value-type="float" office:value="83">
            <text:p>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7]+1" office:value-type="float" office:value="84">
            <text:p>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8]+1" office:value-type="float" office:value="85">
            <text:p>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9]+1" office:value-type="float" office:value="86">
            <text:p>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0]+1" office:value-type="float" office:value="87">
            <text:p>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1]+1" office:value-type="float" office:value="88">
            <text:p>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2]+1" office:value-type="float" office:value="89">
            <text:p>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3]+1" office:value-type="float" office:value="90">
            <text:p>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4]+1" office:value-type="float" office:value="91">
            <text:p>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5]+1" office:value-type="float" office:value="92">
            <text:p>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6]+1" office:value-type="float" office:value="93">
            <text:p>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7]+1" office:value-type="float" office:value="94">
            <text:p>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8]+1" office:value-type="float" office:value="95">
            <text:p>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9]+1" office:value-type="float" office:value="96">
            <text:p>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0]+1" office:value-type="float" office:value="97">
            <text:p>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1]+1" office:value-type="float" office:value="98">
            <text:p>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2]+1" office:value-type="float" office:value="99">
            <text:p>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3]+1" office:value-type="float" office:value="100">
            <text:p>1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4]+1" office:value-type="float" office:value="101">
            <text:p>1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5]+1" office:value-type="float" office:value="102">
            <text:p>1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6]+1" office:value-type="float" office:value="103">
            <text:p>1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7]+1" office:value-type="float" office:value="104">
            <text:p>1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8]+1" office:value-type="float" office:value="105">
            <text:p>1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9]+1" office:value-type="float" office:value="106">
            <text:p>1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0]+1" office:value-type="float" office:value="107">
            <text:p>1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1]+1" office:value-type="float" office:value="108">
            <text:p>1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2]+1" office:value-type="float" office:value="109">
            <text:p>1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3]+1" office:value-type="float" office:value="110">
            <text:p>1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4]+1" office:value-type="float" office:value="111">
            <text:p>1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5]+1" office:value-type="float" office:value="112">
            <text:p>1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6]+1" office:value-type="float" office:value="113">
            <text:p>1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7]+1" office:value-type="float" office:value="114">
            <text:p>1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8]+1" office:value-type="float" office:value="115">
            <text:p>1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9]+1" office:value-type="float" office:value="116">
            <text:p>1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0]+1" office:value-type="float" office:value="117">
            <text:p>1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1]+1" office:value-type="float" office:value="118">
            <text:p>1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2]+1" office:value-type="float" office:value="119">
            <text:p>1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3]+1" office:value-type="float" office:value="120">
            <text:p>1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4]+1" office:value-type="float" office:value="121">
            <text:p>1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5]+1" office:value-type="float" office:value="122">
            <text:p>1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6]+1" office:value-type="float" office:value="123">
            <text:p>1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7]+1" office:value-type="float" office:value="124">
            <text:p>1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8]+1" office:value-type="float" office:value="125">
            <text:p>1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9]+1" office:value-type="float" office:value="126">
            <text:p>1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0]+1" office:value-type="float" office:value="127">
            <text:p>1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1]+1" office:value-type="float" office:value="128">
            <text:p>1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2]+1" office:value-type="float" office:value="129">
            <text:p>1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3]+1" office:value-type="float" office:value="130">
            <text:p>1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4]+1" office:value-type="float" office:value="131">
            <text:p>1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5]+1" office:value-type="float" office:value="132">
            <text:p>1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6]+1" office:value-type="float" office:value="133">
            <text:p>1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7]+1" office:value-type="float" office:value="134">
            <text:p>1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8]+1" office:value-type="float" office:value="135">
            <text:p>1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9]+1" office:value-type="float" office:value="136">
            <text:p>1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0]+1" office:value-type="float" office:value="137">
            <text:p>1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1]+1" office:value-type="float" office:value="138">
            <text:p>1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2]+1" office:value-type="float" office:value="139">
            <text:p>1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3]+1" office:value-type="float" office:value="140">
            <text:p>1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4]+1" office:value-type="float" office:value="141">
            <text:p>1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5]+1" office:value-type="float" office:value="142">
            <text:p>1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6]+1" office:value-type="float" office:value="143">
            <text:p>1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7]+1" office:value-type="float" office:value="144">
            <text:p>1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8]+1" office:value-type="float" office:value="145">
            <text:p>1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9]+1" office:value-type="float" office:value="146">
            <text:p>1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0]+1" office:value-type="float" office:value="147">
            <text:p>1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1]+1" office:value-type="float" office:value="148">
            <text:p>1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2]+1" office:value-type="float" office:value="149">
            <text:p>1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3]+1" office:value-type="float" office:value="150">
            <text:p>1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4]+1" office:value-type="float" office:value="151">
            <text:p>1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5]+1" office:value-type="float" office:value="152">
            <text:p>1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6]+1" office:value-type="float" office:value="153">
            <text:p>1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7]+1" office:value-type="float" office:value="154">
            <text:p>1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8]+1" office:value-type="float" office:value="155">
            <text:p>1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9]+1" office:value-type="float" office:value="156">
            <text:p>1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0]+1" office:value-type="float" office:value="157">
            <text:p>1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1]+1" office:value-type="float" office:value="158">
            <text:p>1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2]+1" office:value-type="float" office:value="159">
            <text:p>1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3]+1" office:value-type="float" office:value="160">
            <text:p>1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4]+1" office:value-type="float" office:value="161">
            <text:p>1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5]+1" office:value-type="float" office:value="162">
            <text:p>1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6]+1" office:value-type="float" office:value="163">
            <text:p>1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7]+1" office:value-type="float" office:value="164">
            <text:p>1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8]+1" office:value-type="float" office:value="165">
            <text:p>1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9]+1" office:value-type="float" office:value="166">
            <text:p>1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0]+1" office:value-type="float" office:value="167">
            <text:p>1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1]+1" office:value-type="float" office:value="168">
            <text:p>1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2]+1" office:value-type="float" office:value="169">
            <text:p>1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3]+1" office:value-type="float" office:value="170">
            <text:p>1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4]+1" office:value-type="float" office:value="171">
            <text:p>1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5]+1" office:value-type="float" office:value="172">
            <text:p>1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6]+1" office:value-type="float" office:value="173">
            <text:p>1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7]+1" office:value-type="float" office:value="174">
            <text:p>1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8]+1" office:value-type="float" office:value="175">
            <text:p>1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9]+1" office:value-type="float" office:value="176">
            <text:p>1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0]+1" office:value-type="float" office:value="177">
            <text:p>1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1]+1" office:value-type="float" office:value="178">
            <text:p>1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2]+1" office:value-type="float" office:value="179">
            <text:p>1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3]+1" office:value-type="float" office:value="180">
            <text:p>1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4]+1" office:value-type="float" office:value="181">
            <text:p>1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5]+1" office:value-type="float" office:value="182">
            <text:p>1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6]+1" office:value-type="float" office:value="183">
            <text:p>1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7]+1" office:value-type="float" office:value="184">
            <text:p>1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8]+1" office:value-type="float" office:value="185">
            <text:p>1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9]+1" office:value-type="float" office:value="186">
            <text:p>1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0]+1" office:value-type="float" office:value="187">
            <text:p>1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1]+1" office:value-type="float" office:value="188">
            <text:p>1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2]+1" office:value-type="float" office:value="189">
            <text:p>1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3]+1" office:value-type="float" office:value="190">
            <text:p>1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4]+1" office:value-type="float" office:value="191">
            <text:p>1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5]+1" office:value-type="float" office:value="192">
            <text:p>1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6]+1" office:value-type="float" office:value="193">
            <text:p>1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7]+1" office:value-type="float" office:value="194">
            <text:p>1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8]+1" office:value-type="float" office:value="195">
            <text:p>1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9]+1" office:value-type="float" office:value="196">
            <text:p>1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0]+1" office:value-type="float" office:value="197">
            <text:p>1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1]+1" office:value-type="float" office:value="198">
            <text:p>1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2]+1" office:value-type="float" office:value="199">
            <text:p>1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3]+1" office:value-type="float" office:value="200">
            <text:p>2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4]+1" office:value-type="float" office:value="201">
            <text:p>2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5]+1" office:value-type="float" office:value="202">
            <text:p>2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6]+1" office:value-type="float" office:value="203">
            <text:p>2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7]+1" office:value-type="float" office:value="204">
            <text:p>2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8]+1" office:value-type="float" office:value="205">
            <text:p>2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9]+1" office:value-type="float" office:value="206">
            <text:p>2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0]+1" office:value-type="float" office:value="207">
            <text:p>2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1]+1" office:value-type="float" office:value="208">
            <text:p>2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2]+1" office:value-type="float" office:value="209">
            <text:p>2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3]+1" office:value-type="float" office:value="210">
            <text:p>2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4]+1" office:value-type="float" office:value="211">
            <text:p>2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5]+1" office:value-type="float" office:value="212">
            <text:p>2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6]+1" office:value-type="float" office:value="213">
            <text:p>2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7]+1" office:value-type="float" office:value="214">
            <text:p>2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8]+1" office:value-type="float" office:value="215">
            <text:p>2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9]+1" office:value-type="float" office:value="216">
            <text:p>2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0]+1" office:value-type="float" office:value="217">
            <text:p>2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1]+1" office:value-type="float" office:value="218">
            <text:p>2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2]+1" office:value-type="float" office:value="219">
            <text:p>2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3]+1" office:value-type="float" office:value="220">
            <text:p>2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4]+1" office:value-type="float" office:value="221">
            <text:p>2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5]+1" office:value-type="float" office:value="222">
            <text:p>2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6]+1" office:value-type="float" office:value="223">
            <text:p>2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7]+1" office:value-type="float" office:value="224">
            <text:p>2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8]+1" office:value-type="float" office:value="225">
            <text:p>2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9]+1" office:value-type="float" office:value="226">
            <text:p>2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0]+1" office:value-type="float" office:value="227">
            <text:p>2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1]+1" office:value-type="float" office:value="228">
            <text:p>2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2]+1" office:value-type="float" office:value="229">
            <text:p>2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3]+1" office:value-type="float" office:value="230">
            <text:p>2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4]+1" office:value-type="float" office:value="231">
            <text:p>2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5]+1" office:value-type="float" office:value="232">
            <text:p>2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6]+1" office:value-type="float" office:value="233">
            <text:p>2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7]+1" office:value-type="float" office:value="234">
            <text:p>2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8]+1" office:value-type="float" office:value="235">
            <text:p>2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9]+1" office:value-type="float" office:value="236">
            <text:p>2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0]+1" office:value-type="float" office:value="237">
            <text:p>2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1]+1" office:value-type="float" office:value="238">
            <text:p>2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2]+1" office:value-type="float" office:value="239">
            <text:p>2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3]+1" office:value-type="float" office:value="240">
            <text:p>2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4]+1" office:value-type="float" office:value="241">
            <text:p>2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5]+1" office:value-type="float" office:value="242">
            <text:p>2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6]+1" office:value-type="float" office:value="243">
            <text:p>2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7]+1" office:value-type="float" office:value="244">
            <text:p>2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8]+1" office:value-type="float" office:value="245">
            <text:p>2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9]+1" office:value-type="float" office:value="246">
            <text:p>2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0]+1" office:value-type="float" office:value="247">
            <text:p>2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1]+1" office:value-type="float" office:value="248">
            <text:p>2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2]+1" office:value-type="float" office:value="249">
            <text:p>2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3]+1" office:value-type="float" office:value="250">
            <text:p>2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4]+1" office:value-type="float" office:value="251">
            <text:p>2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5]+1" office:value-type="float" office:value="252">
            <text:p>2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6]+1" office:value-type="float" office:value="253">
            <text:p>2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7]+1" office:value-type="float" office:value="254">
            <text:p>2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8]+1" office:value-type="float" office:value="255">
            <text:p>2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9]+1" office:value-type="float" office:value="256">
            <text:p>2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0]+1" office:value-type="float" office:value="257">
            <text:p>2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1]+1" office:value-type="float" office:value="258">
            <text:p>2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2]+1" office:value-type="float" office:value="259">
            <text:p>2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3]+1" office:value-type="float" office:value="260">
            <text:p>2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4]+1" office:value-type="float" office:value="261">
            <text:p>2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5]+1" office:value-type="float" office:value="262">
            <text:p>2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6]+1" office:value-type="float" office:value="263">
            <text:p>2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7]+1" office:value-type="float" office:value="264">
            <text:p>2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8]+1" office:value-type="float" office:value="265">
            <text:p>2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9]+1" office:value-type="float" office:value="266">
            <text:p>2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0]+1" office:value-type="float" office:value="267">
            <text:p>2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1]+1" office:value-type="float" office:value="268">
            <text:p>2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2]+1" office:value-type="float" office:value="269">
            <text:p>2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3]+1" office:value-type="float" office:value="270">
            <text:p>2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4]+1" office:value-type="float" office:value="271">
            <text:p>2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5]+1" office:value-type="float" office:value="272">
            <text:p>2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6]+1" office:value-type="float" office:value="273">
            <text:p>2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7]+1" office:value-type="float" office:value="274">
            <text:p>2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8]+1" office:value-type="float" office:value="275">
            <text:p>2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9]+1" office:value-type="float" office:value="276">
            <text:p>2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0]+1" office:value-type="float" office:value="277">
            <text:p>2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1]+1" office:value-type="float" office:value="278">
            <text:p>2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2]+1" office:value-type="float" office:value="279">
            <text:p>2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3]+1" office:value-type="float" office:value="280">
            <text:p>2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4]+1" office:value-type="float" office:value="281">
            <text:p>2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5]+1" office:value-type="float" office:value="282">
            <text:p>2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6]+1" office:value-type="float" office:value="283">
            <text:p>2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7]+1" office:value-type="float" office:value="284">
            <text:p>2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8]+1" office:value-type="float" office:value="285">
            <text:p>2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9]+1" office:value-type="float" office:value="286">
            <text:p>2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0]+1" office:value-type="float" office:value="287">
            <text:p>2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1]+1" office:value-type="float" office:value="288">
            <text:p>2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2]+1" office:value-type="float" office:value="289">
            <text:p>2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3]+1" office:value-type="float" office:value="290">
            <text:p>2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4]+1" office:value-type="float" office:value="291">
            <text:p>2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5]+1" office:value-type="float" office:value="292">
            <text:p>2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6]+1" office:value-type="float" office:value="293">
            <text:p>2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7]+1" office:value-type="float" office:value="294">
            <text:p>2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8]+1" office:value-type="float" office:value="295">
            <text:p>2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9]+1" office:value-type="float" office:value="296">
            <text:p>2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0]+1" office:value-type="float" office:value="297">
            <text:p>2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1]+1" office:value-type="float" office:value="298">
            <text:p>2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2]+1" office:value-type="float" office:value="299">
            <text:p>2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3]+1" office:value-type="float" office:value="300">
            <text:p>3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4]+1" office:value-type="float" office:value="301">
            <text:p>3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5]+1" office:value-type="float" office:value="302">
            <text:p>3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6]+1" office:value-type="float" office:value="303">
            <text:p>3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7]+1" office:value-type="float" office:value="304">
            <text:p>3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8]+1" office:value-type="float" office:value="305">
            <text:p>3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9]+1" office:value-type="float" office:value="306">
            <text:p>3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0]+1" office:value-type="float" office:value="307">
            <text:p>3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1]+1" office:value-type="float" office:value="308">
            <text:p>3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2]+1" office:value-type="float" office:value="309">
            <text:p>3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3]+1" office:value-type="float" office:value="310">
            <text:p>3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4]+1" office:value-type="float" office:value="311">
            <text:p>3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5]+1" office:value-type="float" office:value="312">
            <text:p>3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6]+1" office:value-type="float" office:value="313">
            <text:p>3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7]+1" office:value-type="float" office:value="314">
            <text:p>3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8]+1" office:value-type="float" office:value="315">
            <text:p>3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9]+1" office:value-type="float" office:value="316">
            <text:p>3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0]+1" office:value-type="float" office:value="317">
            <text:p>3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1]+1" office:value-type="float" office:value="318">
            <text:p>3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2]+1" office:value-type="float" office:value="319">
            <text:p>3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3]+1" office:value-type="float" office:value="320">
            <text:p>3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4]+1" office:value-type="float" office:value="321">
            <text:p>3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5]+1" office:value-type="float" office:value="322">
            <text:p>3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6]+1" office:value-type="float" office:value="323">
            <text:p>3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7]+1" office:value-type="float" office:value="324">
            <text:p>3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8]+1" office:value-type="float" office:value="325">
            <text:p>3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9]+1" office:value-type="float" office:value="326">
            <text:p>3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0]+1" office:value-type="float" office:value="327">
            <text:p>3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1]+1" office:value-type="float" office:value="328">
            <text:p>3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2]+1" office:value-type="float" office:value="329">
            <text:p>3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 table:visibility="filter" table:number-rows-repeated="181">
          <table:table-cell table:number-columns-repeated="8"/>
        </table:table-row>
        <table:table-row table:style-name="ro3" table:visibility="filter" table:number-rows-repeated="65021">
          <table:table-cell table:number-columns-repeated="8"/>
        </table:table-row>
        <table:table-row table:style-name="ro3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9"/>
        <table:table-column table:style-name="co8" table:default-cell-style-name="ce22"/>
        <table:table-column table:style-name="co8" table:default-cell-style-name="Default"/>
        <table:table-column table:style-name="co8" table:default-cell-style-name="ce26"/>
        <table:table-column table:style-name="co9" table:default-cell-style-name="ce28"/>
        <table:table-column table:style-name="co10" table:default-cell-style-name="ce29"/>
        <table:table-column table:style-name="co11" table:default-cell-style-name="ce29"/>
        <table:table-column table:style-name="co9" table:default-cell-style-name="ce28"/>
        <table:table-column table:style-name="co9" table:number-columns-repeated="4" table:default-cell-style-name="ce29"/>
        <table:table-column table:style-name="co12" table:default-cell-style-name="ce29"/>
        <table:table-column table:style-name="co10" table:number-columns-repeated="2" table:default-cell-style-name="ce29"/>
        <table:table-column table:style-name="co3" table:number-columns-repeated="5" table:default-cell-style-name="ce29"/>
        <table:table-column table:style-name="co3" table:default-cell-style-name="Default"/>
        <table:table-row table:style-name="ro1">
          <table:table-cell table:style-name="ce17" table:formula="of:=['Action Item List'.A1]" office:value-type="string" office:string-value="PC-Based Modular Diagnostic Tools">
            <text:p>PC-Based Modular Diagnostic Tools</text:p>
          </table:table-cell>
          <table:table-cell table:style-name="ce17"/>
          <table:table-cell/>
          <table:table-cell table:style-name="ce17"/>
          <table:table-cell table:style-name="Default"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248in" svg:height="0.237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style-name="Default"/>
          <table:table-cell table:style-name="ce32"/>
          <table:table-cell table:style-name="Default" table:number-columns-repeated="6"/>
          <table:table-cell/>
        </table:table-row>
        <table:table-row table:style-name="ro2">
          <table:table-cell table:style-name="ce8" table:number-columns-repeated="3"/>
          <table:table-cell table:style-name="Default"/>
          <table:table-cell table:style-name="ce18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 table:style-name="Default" table:number-columns-repeated="5"/>
          <table:table-cell/>
        </table:table-row>
        <table:table-row table:style-name="ro8">
          <table:table-cell table:style-name="ce18" office:value-type="string">
            <text:p>Team Members</text:p>
          </table:table-cell>
          <table:table-cell table:style-name="ce18" office:value-type="string">
            <text:p>Major</text:p>
          </table:table-cell>
          <table:table-cell table:style-name="ce24" office:value-type="string">
            <text:p>Project </text:p>
            <text:p>Manager</text:p>
          </table:table-cell>
          <table:table-cell table:style-name="ce8" office:value-type="string">
            <text:p>Shorthand</text:p>
          </table:table-cell>
          <table:table-cell table:style-name="ce18" office:value-type="string">
            <text:p>W1</text:p>
          </table:table-cell>
          <table:table-cell table:style-name="ce18" office:value-type="string">
            <text:p>W2</text:p>
          </table:table-cell>
          <table:table-cell table:style-name="ce18" office:value-type="string">
            <text:p>W3</text:p>
          </table:table-cell>
          <table:table-cell table:style-name="ce18" office:value-type="string">
            <text:p>W4</text:p>
          </table:table-cell>
          <table:table-cell table:style-name="ce18" office:value-type="string">
            <text:p>W5</text:p>
          </table:table-cell>
          <table:table-cell table:style-name="ce18" office:value-type="string">
            <text:p>W6</text:p>
          </table:table-cell>
          <table:table-cell table:style-name="ce18" office:value-type="string">
            <text:p>W7</text:p>
          </table:table-cell>
          <table:table-cell table:style-name="ce18" office:value-type="string">
            <text:p>W8</text:p>
          </table:table-cell>
          <table:table-cell table:style-name="ce18" office:value-type="string">
            <text:p>W9</text:p>
          </table:table-cell>
          <table:table-cell table:style-name="ce18" office:value-type="string">
            <text:p>W10</text:p>
          </table:table-cell>
          <table:table-cell table:style-name="ce18" office:value-type="string">
            <text:p>W11</text:p>
          </table:table-cell>
          <table:table-cell table:style-name="ce18" office:value-type="string">
            <text:p>W12</text:p>
          </table:table-cell>
          <table:table-cell table:style-name="ce18" office:value-type="string">
            <text:p>W13</text:p>
          </table:table-cell>
          <table:table-cell table:style-name="ce18" office:value-type="string">
            <text:p>W14</text:p>
          </table:table-cell>
          <table:table-cell table:style-name="ce18" office:value-type="string">
            <text:p>W15</text:p>
          </table:table-cell>
          <table:table-cell table:style-name="ce18" office:value-type="string">
            <text:p>W16</text:p>
          </table:table-cell>
          <table:table-cell table:style-name="ce18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number-columns-repeated="5"/>
          <table:table-cell table:style-name="ce33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2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8" office:value-type="float" office:value="8">
            <text:p>8.00</text:p>
          </table:table-cell>
          <table:table-cell table:style-name="ce28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5:.O5])" office:value-type="float" office:value="38">
            <text:p>38</text:p>
          </table:table-cell>
        </table:table-row>
        <table:table-row table:style-name="ro9">
          <table:table-cell office:value-type="string">
            <text:p>Wesley Tredinnick</text:p>
          </table:table-cell>
          <table:table-cell/>
          <table:table-cell table:style-name="ce22"/>
          <table:table-cell office:value-type="string">
            <text:p>WT</text:p>
          </table:table-cell>
          <table:table-cell table:style-name="ce29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8-09-15">
            <text:p>09/15/08</text:p>
          </table:table-cell>
          <table:table-cell table:style-name="ce30" office:value-type="date" office:date-value="2008-09-22">
            <text:p>09/22/08</text:p>
          </table:table-cell>
          <table:table-cell table:style-name="ce30" office:value-type="date" office:date-value="2008-09-29">
            <text:p>09/29/08</text:p>
          </table:table-cell>
          <table:table-cell table:style-name="ce30" office:value-type="date" office:date-value="2008-10-06">
            <text:p>10/06/08</text:p>
          </table:table-cell>
          <table:table-cell table:style-name="ce30" office:value-type="date" office:date-value="2008-10-13">
            <text:p>10/13/08</text:p>
          </table:table-cell>
          <table:table-cell table:style-name="ce30" office:value-type="date" office:date-value="2008-10-20">
            <text:p>10/20/08</text:p>
          </table:table-cell>
          <table:table-cell table:style-name="ce30" office:value-type="date" office:date-value="2008-10-27">
            <text:p>10/27/08</text:p>
          </table:table-cell>
          <table:table-cell table:style-name="ce30" office:value-type="date" office:date-value="2008-11-03">
            <text:p>11/03/08</text:p>
          </table:table-cell>
          <table:table-cell table:style-name="ce30" office:value-type="date" office:date-value="2008-11-10">
            <text:p>11/10/08</text:p>
          </table:table-cell>
          <table:table-cell table:style-name="ce30" office:value-type="date" office:date-value="2008-11-17">
            <text:p>11/17/08</text:p>
          </table:table-cell>
          <table:table-cell table:style-name="ce30" office:value-type="date" office:date-value="2008-12-01">
            <text:p>12/01/08</text:p>
          </table:table-cell>
          <table:table-cell table:style-name="ce30" table:number-columns-repeated="5"/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7"/>
          <table:table-cell/>
        </table:table-row>
        <table:table-row table:style-name="ro10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5">
            <text:p>5.00</text:p>
          </table:table-cell>
          <table:table-cell office:value-type="float" office:value="7">
            <text:p>7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7">
            <text:p>7.00</text:p>
          </table:table-cell>
          <table:table-cell table:number-columns-repeated="5" office:value-type="float" office:value="0">
            <text:p>0.00</text:p>
          </table:table-cell>
          <table:table-cell table:style-name="ce34" table:formula="of:=SUM([.E9:.T9])" office:value-type="float" office:value="31">
            <text:p>31.00</text:p>
          </table:table-cell>
        </table:table-row>
        <table:table-row table:style-name="ro3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8" office:value-type="float" office:value="0">
            <text:p>0.00</text:p>
          </table:table-cell>
          <table:table-cell table:number-columns-repeated="13" office:value-type="float" office:value="0">
            <text:p>0.00</text:p>
          </table:table-cell>
          <table:table-cell table:style-name="ce34" table:formula="of:=SUM([.E10:.T10])" office:value-type="float" office:value="0">
            <text:p>0.00</text:p>
          </table:table-cell>
        </table:table-row>
        <table:table-row table:style-name="ro3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WT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office:value-type="float" office:value="8">
            <text:p>8.00</text:p>
          </table:table-cell>
          <table:table-cell office:value-type="float" office:value="6">
            <text:p>6.00</text:p>
          </table:table-cell>
          <table:table-cell table:number-columns-repeated="9" office:value-type="float" office:value="0">
            <text:p>0.00</text:p>
          </table:table-cell>
          <table:table-cell table:style-name="ce34" table:formula="of:=SUM([.E11:.T11])" office:value-type="float" office:value="36">
            <text:p>36.00</text:p>
          </table:table-cell>
        </table:table-row>
        <table:table-row table:style-name="ro3">
          <table:table-cell table:style-name="ce20" office:value-type="string">
            <text:p>Matthew Morgan</text:p>
          </table:table-cell>
          <table:table-cell table:style-name="ce23" office:value-type="string">
            <text:p>CpE</text:p>
          </table:table-cell>
          <table:table-cell table:style-name="ce23"/>
          <table:table-cell table:style-name="ce27" office:value-type="string">
            <text:p>MM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9" office:value-type="float" office:value="3">
            <text:p>3.00</text:p>
          </table:table-cell>
          <table:table-cell office:value-type="float" office:value="9">
            <text:p>9.00</text:p>
          </table:table-cell>
          <table:table-cell table:number-columns-repeated="2" office:value-type="float" office:value="3">
            <text:p>3.00</text:p>
          </table:table-cell>
          <table:table-cell office:value-type="float" office:value="6">
            <text:p>6.00</text:p>
          </table:table-cell>
          <table:table-cell table:number-columns-repeated="8" office:value-type="float" office:value="0">
            <text:p>0.00</text:p>
          </table:table-cell>
          <table:table-cell table:style-name="ce34" table:formula="of:=SUM([.E12:.T12])" office:value-type="float" office:value="24">
            <text:p>24.00</text:p>
          </table:table-cell>
        </table:table-row>
        <table:table-row table:style-name="ro3">
          <table:table-cell table:style-name="ce20" office:value-type="string">
            <text:p>Nick Hamann</text:p>
          </table:table-cell>
          <table:table-cell table:style-name="ce23" table:number-columns-repeated="2"/>
          <table:table-cell table:style-name="ce27" office:value-type="string">
            <text:p>NH</text:p>
          </table:table-cell>
          <table:table-cell table:style-name="ce29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5">
            <text:p>5.00</text:p>
          </table:table-cell>
          <table:table-cell table:style-name="ce29" office:value-type="float" office:value="5">
            <text:p>5.00</text:p>
          </table:table-cell>
          <table:table-cell office:value-type="float" office:value="6">
            <text:p>6.00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8">
            <text:p>8.00</text:p>
          </table:table-cell>
          <table:table-cell office:value-type="float" office:value="4">
            <text:p>4.00</text:p>
          </table:table-cell>
          <table:table-cell table:number-columns-repeated="5" office:value-type="float" office:value="0">
            <text:p>0.00</text:p>
          </table:table-cell>
          <table:table-cell table:style-name="ce34" table:formula="of:=SUM([.E13:.T13])" office:value-type="float" office:value="42">
            <text:p>42.00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9-01-12">
            <text:p>01/12/09</text:p>
          </table:table-cell>
          <table:table-cell table:style-name="ce30" office:value-type="date" office:date-value="2009-01-19">
            <text:p>01/19/09</text:p>
          </table:table-cell>
          <table:table-cell table:style-name="ce30" office:value-type="date" office:date-value="2009-01-26">
            <text:p>01/26/09</text:p>
          </table:table-cell>
          <table:table-cell table:style-name="ce30" office:value-type="date" office:date-value="2009-02-02">
            <text:p>02/02/09</text:p>
          </table:table-cell>
          <table:table-cell table:style-name="ce30" office:value-type="date" office:date-value="2009-02-09">
            <text:p>02/09/09</text:p>
          </table:table-cell>
          <table:table-cell table:style-name="ce30" office:value-type="date" office:date-value="2009-02-16">
            <text:p>02/16/09</text:p>
          </table:table-cell>
          <table:table-cell table:style-name="ce30" office:value-type="date" office:date-value="2009-02-23">
            <text:p>02/23/09</text:p>
          </table:table-cell>
          <table:table-cell table:style-name="ce30" office:value-type="date" office:date-value="2009-03-02">
            <text:p>03/02/09</text:p>
          </table:table-cell>
          <table:table-cell table:style-name="ce30" office:value-type="date" office:date-value="2009-03-09">
            <text:p>03/09/09</text:p>
          </table:table-cell>
          <table:table-cell table:style-name="ce30" office:value-type="date" office:date-value="2009-03-16">
            <text:p>03/16/09</text:p>
          </table:table-cell>
          <table:table-cell table:style-name="ce30" office:value-type="date" office:date-value="2009-03-23">
            <text:p>03/23/09</text:p>
          </table:table-cell>
          <table:table-cell table:style-name="ce30" office:value-type="date" office:date-value="2009-03-30">
            <text:p>03/30/09</text:p>
          </table:table-cell>
          <table:table-cell table:style-name="ce30" office:value-type="date" office:date-value="2009-04-06">
            <text:p>04/06/09</text:p>
          </table:table-cell>
          <table:table-cell table:style-name="ce30" office:value-type="date" office:date-value="2009-04-13">
            <text:p>04/13/09</text:p>
          </table:table-cell>
          <table:table-cell table:style-name="ce30" office:value-type="date" office:date-value="2009-04-20">
            <text:p>04/20/09</text:p>
          </table:table-cell>
          <table:table-cell table:style-name="ce30" office:value-type="date" office:date-value="2009-04-27">
            <text:p>04/27/09</text:p>
          </table:table-cell>
          <table:table-cell/>
        </table:table-row>
      </table:table>
      <table:table table:name="Meeting Agendas" table:style-name="ta1" table:print="false">
        <table:table-column table:style-name="co13" table:default-cell-style-name="Default"/>
        <table:table-column table:style-name="co3" table:default-cell-style-name="ce11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row table:style-name="ro11">
          <table:table-cell table:style-name="ce35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5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9" table:formula="of:=['Action Item List'.H1]" office:value-type="date" office:date-value="2009-04-02">
            <text:p>04/02/09</text:p>
          </table:table-cell>
          <table:table-cell table:number-columns-repeated="2"/>
          <table:table-cell table:style-name="ce35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36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style-name="ce37" table:formula="of:=[.A19]+1" office:value-type="float" office:value="18">
            <text:p>18</text:p>
          </table:table-cell>
          <table:table-cell table:style-name="ce40" office:value-type="date" office:date-value="2008-11-12">
            <text:p>2008-11-12</text:p>
          </table:table-cell>
          <table:table-cell table:style-name="ce37"/>
          <table:table-cell table:style-name="ce43" office:value-type="string">
            <text:p>Review AIL</text:p>
          </table:table-cell>
          <table:table-cell table:style-name="ce37" office:value-type="string">
            <text:p>Y</text:p>
          </table:table-cell>
          <table:table-cell table:style-name="ce46"/>
          <table:table-cell table:number-columns-repeated="5"/>
        </table:table-row>
        <table:table-row table:style-name="ro3" table:visibility="filter">
          <table:table-cell table:style-name="ce38" table:formula="of:=[.A20]+1" office:value-type="float" office:value="19">
            <text:p>19</text:p>
          </table:table-cell>
          <table:table-cell table:style-name="ce41" office:value-type="date" office:date-value="2008-11-12">
            <text:p>2008-11-12</text:p>
          </table:table-cell>
          <table:table-cell table:style-name="ce38"/>
          <table:table-cell table:style-name="ce44" office:value-type="string">
            <text:p>Review Draft proposa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1]+1" office:value-type="float" office:value="20">
            <text:p>20</text:p>
          </table:table-cell>
          <table:table-cell table:style-name="ce41" office:value-type="date" office:date-value="2008-11-12">
            <text:p>2008-11-12</text:p>
          </table:table-cell>
          <table:table-cell table:style-name="ce38" office:value-type="float" office:value="35">
            <text:p>35</text:p>
          </table:table-cell>
          <table:table-cell table:style-name="ce44" office:value-type="string">
            <text:p>Presentation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2]+1" office:value-type="float" office:value="21">
            <text:p>21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Lost TG, need to rebalance workload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3]+1" office:value-type="float" office:value="22">
            <text:p>22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5">
            <text:p>45</text:p>
          </table:table-cell>
          <table:table-cell table:style-name="ce44" office:value-type="string">
            <text:p>Ordering parts, preliminary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Parts are listed in design book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4]+1" office:value-type="float" office:value="23">
            <text:p>23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1">
            <text:p>41</text:p>
          </table:table-cell>
          <table:table-cell table:style-name="ce44" office:value-type="string">
            <text:p>Team Memo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Wes is handling this.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5]+1" office:value-type="float" office:value="24">
            <text:p>24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Review AI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26]+1" office:value-type="float" office:value="25">
            <text:p>25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Part order updat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27]+1" office:value-type="float" office:value="26">
            <text:p>26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BlueGiga breakout chip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8]+1" office:value-type="float" office:value="27">
            <text:p>27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nother meeting time?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hould we pick another meeting time?</text:p>
          </table:table-cell>
          <table:table-cell table:number-columns-repeated="5"/>
        </table:table-row>
        <table:table-row table:style-name="ro3">
          <table:table-cell table:style-name="ce38" table:formula="of:=[.A29]+1" office:value-type="float" office:value="28">
            <text:p>28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IL review.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30]+1" office:value-type="float" office:value="29">
            <text:p>29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E215 computer + keys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31]+1" office:value-type="float" office:value="30">
            <text:p>30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Doug's repository woes.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2" table:visibility="filter">
          <table:table-cell table:style-name="ce38" table:formula="of:=[.A32]+1" office:value-type="float" office:value="31">
            <text:p>31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LabVIEW/MATLAB alternatives – GNU Octav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5" table:visibility="filter">
          <table:table-cell table:style-name="ce38" table:formula="of:=[.A33]+1" office:value-type="float" office:value="32">
            <text:p>32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Op-amp usage/clarification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4" table:visibility="filter">
          <table:table-cell table:style-name="ce39" table:formula="of:=[.A34]+1" office:value-type="float" office:value="33">
            <text:p>33</text:p>
          </table:table-cell>
          <table:table-cell table:style-name="ce42" office:value-type="date" office:date-value="2009-02-05">
            <text:p>2009-02-05</text:p>
          </table:table-cell>
          <table:table-cell table:style-name="ce39"/>
          <table:table-cell table:style-name="ce45" office:value-type="string">
            <text:p>Joe's Schedule Hell</text:p>
          </table:table-cell>
          <table:table-cell table:style-name="ce39" office:value-type="string">
            <text:p>Y</text:p>
          </table:table-cell>
          <table:table-cell table:style-name="ce48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3">
          <table:table-cell table:formula="of:=[.A35]+1" office:value-type="float" office:value="34">
            <text:p>34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Chip Programmer</text:p>
          </table:table-cell>
          <table:table-cell office:value-type="string">
            <text:p>Y</text:p>
          </table:table-cell>
          <table:table-cell office:value-type="string">
            <text:p>The universal chip programmers in e230 work for our choice of microcontroller.</text:p>
          </table:table-cell>
          <table:table-cell table:number-columns-repeated="5"/>
        </table:table-row>
        <table:table-row table:style-name="ro3">
          <table:table-cell table:formula="of:=[.A36]+1" office:value-type="float" office:value="35">
            <text:p>35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Bluegiga breakout chip</text:p>
          </table:table-cell>
          <table:table-cell office:value-type="string">
            <text:p>Y</text:p>
          </table:table-cell>
          <table:table-cell office:value-type="string">
            <text:p>pins have been soldered to the chip</text:p>
          </table:table-cell>
          <table:table-cell table:number-columns-repeated="5"/>
        </table:table-row>
        <table:table-row table:style-name="ro3">
          <table:table-cell table:formula="of:=[.A37]+1" office:value-type="float" office:value="36">
            <text:p>36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Progress Reports</text:p>
          </table:table-cell>
          <table:table-cell office:value-type="string">
            <text:p>Y</text:p>
          </table:table-cell>
          <table:table-cell office:value-type="string">
            <text:p>Need someone to handle the individual parts of the progress report (timeline, rasi, etc)</text:p>
          </table:table-cell>
          <table:table-cell table:number-columns-repeated="5"/>
        </table:table-row>
        <table:table-row table:style-name="ro3">
          <table:table-cell table:formula="of:=[.A38]+1" office:value-type="float" office:value="37">
            <text:p>37</text:p>
          </table:table-cell>
          <table:table-cell office:value-type="date" office:date-value="2009-02-15">
            <text:p>2009-02-15</text:p>
          </table:table-cell>
          <table:table-cell/>
          <table:table-cell table:style-name="ce44"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39]+1" office:value-type="float" office:value="38">
            <text:p>38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trospective: Written Progress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0]+1" office:value-type="float" office:value="39">
            <text:p>39</text:p>
          </table:table-cell>
          <table:table-cell office:value-type="date" office:date-value="2009-02-19">
            <text:p>2009-02-19</text:p>
          </table:table-cell>
          <table:table-cell office:value-type="float" office:value="53">
            <text:p>53</text:p>
          </table:table-cell>
          <table:table-cell office:value-type="string">
            <text:p>Voltage regulators?</text:p>
          </table:table-cell>
          <table:table-cell table:number-columns-repeated="7"/>
        </table:table-row>
        <table:table-row table:style-name="ro3">
          <table:table-cell table:formula="of:=[.A41]+1" office:value-type="float" office:value="40">
            <text:p>40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Bluetooth chip</text:p>
          </table:table-cell>
          <table:table-cell table:number-columns-repeated="7"/>
        </table:table-row>
        <table:table-row table:style-name="ro3">
          <table:table-cell table:formula="of:=[.A42]+1" office:value-type="float" office:value="41">
            <text:p>41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More components</text:p>
          </table:table-cell>
          <table:table-cell office:value-type="string">
            <text:p>Y</text:p>
          </table:table-cell>
          <table:table-cell office:value-type="string">
            <text:p>More stuff has been added to the locker</text:p>
          </table:table-cell>
          <table:table-cell table:number-columns-repeated="5"/>
        </table:table-row>
        <table:table-row table:style-name="ro3">
          <table:table-cell table:formula="of:=[.A43]+1" office:value-type="float" office:value="42">
            <text:p>42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Oral Progress Report</text:p>
          </table:table-cell>
          <table:table-cell office:value-type="string">
            <text:p>Y</text:p>
          </table:table-cell>
          <table:table-cell office:value-type="string">
            <text:p>Need a short presentation based</text:p>
          </table:table-cell>
          <table:table-cell table:number-columns-repeated="5"/>
        </table:table-row>
        <table:table-row table:style-name="ro3">
          <table:table-cell table:formula="of:=[.A44]+1" office:value-type="float" office:value="43">
            <text:p>43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RASI</text:p>
          </table:table-cell>
          <table:table-cell table:number-columns-repeated="7"/>
        </table:table-row>
        <table:table-row table:style-name="ro3">
          <table:table-cell table:formula="of:=[.A45]+1" office:value-type="float" office:value="44">
            <text:p>44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Timeline</text:p>
          </table:table-cell>
          <table:table-cell table:number-columns-repeated="7"/>
        </table:table-row>
        <table:table-row table:style-name="ro3">
          <table:table-cell table:formula="of:=[.A46]+1" office:value-type="float" office:value="45">
            <text:p>45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PC in E215</text:p>
          </table:table-cell>
          <table:table-cell table:number-columns-repeated="7"/>
        </table:table-row>
        <table:table-row table:style-name="ro3">
          <table:table-cell table:formula="of:=[.A47]+1" office:value-type="float" office:value="46">
            <text:p>46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9V</text:p>
          </table:table-cell>
          <table:table-cell office:value-type="string">
            <text:p>Y</text:p>
          </table:table-cell>
          <table:table-cell office:value-type="string">
            <text:p>Biggest battery can easily get ahold of is 9v, is this alright?</text:p>
          </table:table-cell>
          <table:table-cell table:number-columns-repeated="5"/>
        </table:table-row>
        <table:table-row table:style-name="ro3">
          <table:table-cell table:formula="of:=[.A48]+1" office:value-type="float" office:value="47">
            <text:p>47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view: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9]+1" office:value-type="float" office:value="48">
            <text:p>48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chematics comple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0]+1" office:value-type="float" office:value="49">
            <text:p>49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Parts order upda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1]+1" office:value-type="float" office:value="50">
            <text:p>50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arranged locker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2]+1" office:value-type="float" office:value="51">
            <text:p>51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tatus of projec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3]+1" office:value-type="float" office:value="52">
            <text:p>52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Project status, need to get going ASA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4]+1" office:value-type="float" office:value="53">
            <text:p>53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Minimum test requirement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5]+1" office:value-type="float" office:value="54">
            <text:p>54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hours (!)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6]+1" office:value-type="float" office:value="55">
            <text:p>55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AIL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7]+1" office:value-type="float" office:value="56">
            <text:p>56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Design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8]+1" office:value-type="float" office:value="57">
            <text:p>57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9]+1" office:value-type="float" office:value="58">
            <text:p>58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Bluetooth!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RASI" table:style-name="ta1" table:print="false">
        <table:table-column table:style-name="co19" table:default-cell-style-name="ce53"/>
        <table:table-column table:style-name="co20" table:default-cell-style-name="Default"/>
        <table:table-column table:style-name="co3" table:default-cell-style-name="ce60"/>
        <table:table-column table:style-name="co3" table:number-columns-repeated="3" table:default-cell-style-name="ce63"/>
        <table:table-column table:style-name="co3" table:default-cell-style-name="ce66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3" table:default-cell-style-name="Default"/>
        <table:table-row table:style-name="ro11">
          <table:table-cell table:style-name="ce50" table:formula="of:=['Meeting Agendas'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ce55"/>
          <table:table-cell table:style-name="ce56"/>
          <table:table-cell table:style-name="ce55" table:number-columns-repeated="2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Meeting Agendas'.H1]" office:value-type="date" office:date-value="2009-04-02" table:number-columns-spanned="4" table:number-rows-spanned="1">
            <office:annotation draw:style-name="gr2" draw:text-style-name="P2" svg:width="1.1358in" svg:height="0.2374in" svg:x="12.302in" svg:y="0in" draw:caption-point-x="-12.302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number-columns-repeated="3"/>
        </table:table-row>
        <table:table-row table:style-name="ro11">
          <table:table-cell table:style-name="ce51"/>
          <table:table-cell/>
          <table:table-cell table:style-name="ce56" office:value-type="string">
            <text:p>RASI Chart</text:p>
          </table:table-cell>
          <table:table-cell table:style-name="ce55"/>
          <table:table-cell table:style-name="ce56"/>
          <table:table-cell table:style-name="ce55" table:number-columns-repeated="2"/>
          <table:table-cell table:style-name="ce17"/>
          <table:table-cell table:style-name="ce67" office:value-type="string">
            <text:p>RASI Overview</text:p>
          </table:table-cell>
          <table:table-cell table:number-columns-repeated="4"/>
          <table:table-cell table:style-name="ce31"/>
          <table:table-cell/>
        </table:table-row>
        <table:table-row table:style-name="ro13">
          <table:table-cell table:style-name="ce52" office:value-type="string">
            <text:p>Item #</text:p>
          </table:table-cell>
          <table:table-cell table:style-name="ce37" office:value-type="string">
            <text:p>Description</text:p>
          </table:table-cell>
          <table:table-cell table:style-name="ce57" office:value-type="string">
            <text:p>JL</text:p>
          </table:table-cell>
          <table:table-cell table:style-name="ce57" office:value-type="string">
            <text:p>MM</text:p>
          </table:table-cell>
          <table:table-cell table:style-name="ce57" office:value-type="string">
            <text:p>NH</text:p>
          </table:table-cell>
          <table:table-cell table:style-name="ce57" office:value-type="string">
            <text:p>WT</text:p>
          </table:table-cell>
          <table:table-cell table:style-name="ce57" office:value-type="string">
            <text:p>DP</text:p>
          </table:table-cell>
          <table:table-cell/>
          <table:table-cell office:value-type="string">
            <text:p>Description</text:p>
          </table:table-cell>
          <table:table-cell table:style-name="ce68" office:value-type="string">
            <text:p>JL</text:p>
          </table:table-cell>
          <table:table-cell table:style-name="ce68" office:value-type="string">
            <text:p>MM</text:p>
          </table:table-cell>
          <table:table-cell table:style-name="ce68" office:value-type="string">
            <text:p>NH</text:p>
          </table:table-cell>
          <table:table-cell table:style-name="ce68" office:value-type="string">
            <text:p>WT</text:p>
          </table:table-cell>
          <table:table-cell table:style-name="ce68" office:value-type="string">
            <text:p>DP</text:p>
          </table:table-cell>
          <table:table-cell/>
        </table:table-row>
        <table:table-row table:style-name="ro13">
          <table:table-cell office:value-type="float" office:value="1">
            <text:p>1</text:p>
          </table:table-cell>
          <table:table-cell table:style-name="ce54" office:value-type="string">
            <text:p>Datapath: Probes to Ports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/>
          <table:table-cell office:value-type="string">
            <text:p>Datapath: Controls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3">
          <table:table-cell table:formula="of:=[.A4]+1" office:value-type="float" office:value="2">
            <text:p>2</text:p>
          </table:table-cell>
          <table:table-cell table:style-name="ce54" office:value-type="string">
            <text:p>Datapath: Ports to Controls</text:p>
          </table:table-cell>
          <table:table-cell table:style-name="ce58" office:value-type="string">
            <text:p>R</text:p>
          </table:table-cell>
          <table:table-cell table:style-name="ce61" table:number-columns-repeated="3"/>
          <table:table-cell table:style-name="ce64"/>
          <table:table-cell/>
          <table:table-cell office:value-type="string">
            <text:p>PC Interface</text:p>
          </table:table-cell>
          <table:table-cell table:number-columns-repeated="6"/>
        </table:table-row>
        <table:table-row table:style-name="ro4">
          <table:table-cell table:formula="of:=[.A5]+1" office:value-type="float" office:value="3">
            <text:p>3</text:p>
          </table:table-cell>
          <table:table-cell table:style-name="ce54" office:value-type="string">
            <text:p>Datapath: Acquisition Unit Control</text:p>
          </table:table-cell>
          <table:table-cell table:style-name="ce58" office:value-type="string">
            <text:p>R</text:p>
          </table:table-cell>
          <table:table-cell table:style-name="ce61" office:value-type="string">
            <text:p>S</text:p>
          </table:table-cell>
          <table:table-cell table:style-name="ce61"/>
          <table:table-cell table:style-name="ce61" office:value-type="string">
            <text:p>S</text:p>
          </table:table-cell>
          <table:table-cell table:style-name="ce64"/>
          <table:table-cell table:number-columns-repeated="8"/>
        </table:table-row>
        <table:table-row table:style-name="ro4">
          <table:table-cell table:formula="of:=[.A6]+1" office:value-type="float" office:value="4">
            <text:p>4</text:p>
          </table:table-cell>
          <table:table-cell table:style-name="ce54" office:value-type="string">
            <text:p>Datapath: Acquisition Unit Clocking/<text:span text:style-name="T2">Synchronization</text:span></text:p>
          </table:table-cell>
          <table:table-cell table:style-name="ce58" office:value-type="string">
            <text:p>AS</text:p>
          </table:table-cell>
          <table:table-cell table:style-name="ce61" office:value-type="string">
            <text:p>R</text:p>
          </table:table-cell>
          <table:table-cell table:style-name="ce61" table:number-columns-repeated="2"/>
          <table:table-cell table:style-name="ce64"/>
          <table:table-cell table:number-columns-repeated="8"/>
        </table:table-row>
        <table:table-row table:style-name="ro4">
          <table:table-cell table:formula="of:=[.A7]+1" office:value-type="float" office:value="5">
            <text:p>5</text:p>
          </table:table-cell>
          <table:table-cell table:style-name="ce54" office:value-type="string">
            <text:p>Datapath: Controls to PC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table:number-columns-repeated="2"/>
          <table:table-cell table:style-name="ce64" office:value-type="string">
            <text:p>R</text:p>
          </table:table-cell>
          <table:table-cell table:number-columns-repeated="8"/>
        </table:table-row>
        <table:table-row table:style-name="ro13">
          <table:table-cell table:formula="of:=[.A8]+1" office:value-type="float" office:value="6">
            <text:p>6</text:p>
          </table:table-cell>
          <table:table-cell table:style-name="ce54" office:value-type="string">
            <text:p>PC User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4"/>
          <table:table-cell table:number-columns-repeated="8"/>
        </table:table-row>
        <table:table-row table:style-name="ro13">
          <table:table-cell table:formula="of:=[.A9]+1" office:value-type="float" office:value="7">
            <text:p>7</text:p>
          </table:table-cell>
          <table:table-cell table:style-name="ce54" office:value-type="string">
            <text:p>Datapath: EXT port interface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 table:number-columns-repeated="8"/>
        </table:table-row>
        <table:table-row table:style-name="ro4">
          <table:table-cell office:value-type="float" office:value="8">
            <text:p>8</text:p>
          </table:table-cell>
          <table:table-cell table:style-name="ce54" office:value-type="string">
            <text:p>Datapath: Acquisition Unit Performance Testing/Optimization</text:p>
          </table:table-cell>
          <table:table-cell table:style-name="ce59" office:value-type="string">
            <text:p>AS</text:p>
          </table:table-cell>
          <table:table-cell table:style-name="ce62" office:value-type="string">
            <text:p>R</text:p>
          </table:table-cell>
          <table:table-cell table:style-name="ce62" table:number-columns-repeated="2"/>
          <table:table-cell table:style-name="ce65" office:value-type="string">
            <text:p>S</text:p>
          </table:table-cell>
          <table:table-cell table:number-columns-repeated="8"/>
        </table:table-row>
        <table:table-row table:style-name="ro3" table:number-rows-repeated="12">
          <table:table-cell/>
          <table:table-cell table:style-name="ce54"/>
          <table:table-cell table:number-columns-repeated="13"/>
        </table:table-row>
        <table:table-row table:style-name="ro3" table:number-rows-repeated="65512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Project Timeline" table:style-name="ta1" table:print="false">
        <table:table-column table:style-name="co3" table:default-cell-style-name="Default"/>
        <table:table-column table:style-name="co26" table:default-cell-style-name="Default"/>
        <table:table-column table:style-name="co3" table:number-columns-repeated="2" table:default-cell-style-name="ce11"/>
        <table:table-column table:style-name="co3" table:number-columns-repeated="10" table:default-cell-style-name="Default"/>
        <table:table-row table:style-name="ro1">
          <table:table-cell table:style-name="ce17" table:formula="of:=[RASI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Default"/>
          <table:table-cell table:style-name="ce17"/>
          <table:table-cell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366in" svg:height="0.2374in" svg:x="14.7283in" svg:y="0in" draw:caption-point-x="-14.7283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3">
          <table:table-cell/>
          <table:table-cell>
            <draw:frame table:end-cell-address="'Project Timeline'.G18" table:end-x="0.8272in" table:end-y="0.026in" draw:z-index="0" draw:style-name="gr3" svg:width="8.165in" svg:height="2.7508in" svg:x="0.0421in" svg:y="0.1201in">
              <draw:object draw:notify-on-update-of-ranges="'Project Timeline'.B22:'Project Timeline'.B37 'Project Timeline'.C21:'Project Timeline'.C21 'Project Timeline'.C22:'Project Timeline'.C34 'Project Timeline'.G22:'Project Timeline'.G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3" table:number-rows-repeated="18">
          <table:table-cell table:number-columns-repeated="14"/>
        </table:table-row>
        <table:table-row table:style-name="ro3">
          <table:table-cell office:value-type="string">
            <text:p>#</text:p>
          </table:table-cell>
          <table:table-cell office:value-type="string">
            <text:p>Description</text:p>
          </table:table-cell>
          <table:table-cell office:value-type="string">
            <text:p>Date</text:p>
          </table:table-cell>
          <table:table-cell office:value-type="string">
            <text:p>Status</text:p>
          </table:table-cell>
          <table:table-cell office:value-type="string">
            <text:p>Weeks</text:p>
          </table:table-cell>
          <table:table-cell office:value-type="string">
            <text:p>Range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Final Component Decision</text:p>
          </table:table-cell>
          <table:table-cell office:value-type="date" office:date-value="2009-01-16">
            <text:p>2009-01-16</text:p>
          </table:table-cell>
          <table:table-cell table:style-name="Default" office:value-type="string">
            <text:p>Incomplete</text:p>
          </table:table-cell>
          <table:table-cell office:value-type="string">
            <text:p>W1</text:p>
          </table:table-cell>
          <table:table-cell table:style-name="ce71" office:value-type="date" office:date-value="2009-01-12">
            <text:p>01/12/09</text:p>
          </table:table-cell>
          <table:table-cell table:formula="of:=[.F22]+4" office:value-type="date" office:date-value="2009-01-16">
            <text:p>01/16/09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All Schematics Complete</text:p>
          </table:table-cell>
          <table:table-cell office:value-type="date" office:date-value="2009-01-30">
            <text:p>2009-01-30</text:p>
          </table:table-cell>
          <table:table-cell table:style-name="Default" office:value-type="string">
            <text:p>Partial</text:p>
          </table:table-cell>
          <table:table-cell office:value-type="string">
            <text:p>W2</text:p>
          </table:table-cell>
          <table:table-cell table:style-name="ce71" office:value-type="date" office:date-value="2009-01-19">
            <text:p>01/19/09</text:p>
          </table:table-cell>
          <table:table-cell table:formula="of:=[.F23]+4" office:value-type="date" office:date-value="2009-01-23">
            <text:p>01/23/09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Design Verifications Complete</text:p>
          </table:table-cell>
          <table:table-cell office:value-type="date" office:date-value="2009-02-06">
            <text:p>2009-02-06</text:p>
          </table:table-cell>
          <table:table-cell table:style-name="Default" office:value-type="string">
            <text:p>Partial</text:p>
          </table:table-cell>
          <table:table-cell office:value-type="string">
            <text:p>W3</text:p>
          </table:table-cell>
          <table:table-cell table:style-name="ce71" office:value-type="date" office:date-value="2009-01-26">
            <text:p>01/26/09</text:p>
          </table:table-cell>
          <table:table-cell table:formula="of:=[.F24]+4" office:value-type="date" office:date-value="2009-01-30">
            <text:p>01/30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Begin prototyping subsystems</text:p>
          </table:table-cell>
          <table:table-cell office:value-type="date" office:date-value="2009-02-20">
            <text:p>2009-02-20</text:p>
          </table:table-cell>
          <table:table-cell office:value-type="string">
            <text:p>Partial</text:p>
          </table:table-cell>
          <table:table-cell office:value-type="string">
            <text:p>W4</text:p>
          </table:table-cell>
          <table:table-cell table:style-name="ce71" office:value-type="date" office:date-value="2009-02-02">
            <text:p>02/02/09</text:p>
          </table:table-cell>
          <table:table-cell table:formula="of:=[.F25]+4" office:value-type="date" office:date-value="2009-02-06">
            <text:p>02/06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Finish Prototyping Subsystems</text:p>
          </table:table-cell>
          <table:table-cell office:value-type="date" office:date-value="2009-02-27">
            <text:p>2009-02-27</text:p>
          </table:table-cell>
          <table:table-cell/>
          <table:table-cell office:value-type="string">
            <text:p>W5</text:p>
          </table:table-cell>
          <table:table-cell table:style-name="ce71" office:value-type="date" office:date-value="2009-02-09">
            <text:p>02/09/09</text:p>
          </table:table-cell>
          <table:table-cell table:formula="of:=[.F26]+4" office:value-type="date" office:date-value="2009-02-13">
            <text:p>02/13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Systems Construction</text:p>
          </table:table-cell>
          <table:table-cell office:value-type="date" office:date-value="2009-03-06">
            <text:p>2009-03-06</text:p>
          </table:table-cell>
          <table:table-cell/>
          <table:table-cell office:value-type="string">
            <text:p>W6</text:p>
          </table:table-cell>
          <table:table-cell table:style-name="ce71" office:value-type="date" office:date-value="2009-02-16">
            <text:p>02/16/09</text:p>
          </table:table-cell>
          <table:table-cell table:formula="of:=[.F27]+4" office:value-type="date" office:date-value="2009-02-20">
            <text:p>02/20/09</text:p>
          </table:table-cell>
          <table:table-cell table:number-columns-repeated="7"/>
        </table:table-row>
        <table:table-row table:style-name="ro3">
          <table:table-cell office:value-type="float" office:value="1">
            <text:p>1</text:p>
          </table:table-cell>
          <table:table-cell table:style-name="ce69" office:value-type="string">
            <text:p>Complete Interface Software</text:p>
          </table:table-cell>
          <table:table-cell office:value-type="date" office:date-value="2009-03-20">
            <text:p>2009-03-20</text:p>
          </table:table-cell>
          <table:table-cell/>
          <table:table-cell office:value-type="string">
            <text:p>W7</text:p>
          </table:table-cell>
          <table:table-cell table:style-name="ce71" office:value-type="date" office:date-value="2009-02-23">
            <text:p>02/23/09</text:p>
          </table:table-cell>
          <table:table-cell table:formula="of:=[.F28]+4" office:value-type="date" office:date-value="2009-02-27">
            <text:p>02/27/09</text:p>
          </table:table-cell>
          <table:table-cell table:number-columns-repeated="7"/>
        </table:table-row>
        <table:table-row table:style-name="ro3">
          <table:table-cell table:formula="of:=[.A28]+1" office:value-type="float" office:value="2">
            <text:p>2</text:p>
          </table:table-cell>
          <table:table-cell table:style-name="ce69" office:value-type="string">
            <text:p>Systems Debugging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W8</text:p>
          </table:table-cell>
          <table:table-cell table:style-name="ce71" office:value-type="date" office:date-value="2009-03-02">
            <text:p>03/02/09</text:p>
          </table:table-cell>
          <table:table-cell table:formula="of:=[.F29]+4" office:value-type="date" office:date-value="2009-03-06">
            <text:p>03/06/09</text:p>
          </table:table-cell>
          <table:table-cell table:number-columns-repeated="7"/>
        </table:table-row>
        <table:table-row table:style-name="ro3">
          <table:table-cell table:formula="of:=[.A29]+1" office:value-type="float" office:value="3">
            <text:p>3</text:p>
          </table:table-cell>
          <table:table-cell table:style-name="ce70" office:value-type="string">
            <text:p>Begin Draft of Design Report</text:p>
          </table:table-cell>
          <table:table-cell office:value-type="date" office:date-value="2009-04-03">
            <text:p>2009-04-03</text:p>
          </table:table-cell>
          <table:table-cell/>
          <table:table-cell office:value-type="string">
            <text:p>W9</text:p>
          </table:table-cell>
          <table:table-cell table:style-name="ce71" office:value-type="date" office:date-value="2009-03-16">
            <text:p>03/16/09</text:p>
          </table:table-cell>
          <table:table-cell table:formula="of:=[.F30]+4" office:value-type="date" office:date-value="2009-03-20">
            <text:p>03/20/09</text:p>
          </table:table-cell>
          <table:table-cell table:style-name="ce71" office:value-type="date" office:date-value="2009-03-09">
            <text:p>03/09/09</text:p>
          </table:table-cell>
          <table:table-cell table:formula="of:=[.H30]+4" office:value-type="date" office:date-value="2009-03-13">
            <text:p>03/13/09</text:p>
          </table:table-cell>
          <table:table-cell table:number-columns-repeated="5"/>
        </table:table-row>
        <table:table-row table:style-name="ro3">
          <table:table-cell table:formula="of:=[.A30]+1" office:value-type="float" office:value="4">
            <text:p>4</text:p>
          </table:table-cell>
          <table:table-cell table:style-name="ce69" office:value-type="string">
            <text:p>Give “end of project presentation.”</text:p>
          </table:table-cell>
          <table:table-cell office:value-type="date" office:date-value="2009-04-10">
            <text:p>2009-04-10</text:p>
          </table:table-cell>
          <table:table-cell/>
          <table:table-cell office:value-type="string">
            <text:p>W10</text:p>
          </table:table-cell>
          <table:table-cell table:style-name="ce71" office:value-type="date" office:date-value="2009-03-23">
            <text:p>03/23/09</text:p>
          </table:table-cell>
          <table:table-cell table:formula="of:=[.F31]+4" office:value-type="date" office:date-value="2009-03-27">
            <text:p>03/27/09</text:p>
          </table:table-cell>
          <table:table-cell table:number-columns-repeated="7"/>
        </table:table-row>
        <table:table-row table:style-name="ro3">
          <table:table-cell table:formula="of:=[.A31]+1" office:value-type="float" office:value="5">
            <text:p>5</text:p>
          </table:table-cell>
          <table:table-cell office:value-type="string">
            <text:p>Oral Design Report Complete</text:p>
          </table:table-cell>
          <table:table-cell office:value-type="date" office:date-value="2009-04-17">
            <text:p>2009-04-17</text:p>
          </table:table-cell>
          <table:table-cell/>
          <table:table-cell office:value-type="string">
            <text:p>W11</text:p>
          </table:table-cell>
          <table:table-cell table:style-name="ce72" office:value-type="date" office:date-value="2009-03-30">
            <text:p>03/30/09</text:p>
          </table:table-cell>
          <table:table-cell table:formula="of:=[.F32]+4" office:value-type="date" office:date-value="2009-04-03">
            <text:p>04/03/09</text:p>
          </table:table-cell>
          <table:table-cell table:number-columns-repeated="7"/>
        </table:table-row>
        <table:table-row table:style-name="ro3">
          <table:table-cell table:formula="of:=[.A32]+1" office:value-type="float" office:value="6">
            <text:p>6</text:p>
          </table:table-cell>
          <table:table-cell office:value-type="string">
            <text:p>Written Design Report Complete</text:p>
          </table:table-cell>
          <table:table-cell office:value-type="date" office:date-value="2009-04-24">
            <text:p>2009-04-24</text:p>
          </table:table-cell>
          <table:table-cell/>
          <table:table-cell office:value-type="string">
            <text:p>W12</text:p>
          </table:table-cell>
          <table:table-cell table:style-name="ce72" office:value-type="date" office:date-value="2009-04-06">
            <text:p>04/06/09</text:p>
          </table:table-cell>
          <table:table-cell table:formula="of:=[.F33]+4" office:value-type="date" office:date-value="2009-04-10">
            <text:p>04/10/09</text:p>
          </table:table-cell>
          <table:table-cell table:number-columns-repeated="7"/>
        </table:table-row>
        <table:table-row table:style-name="ro3">
          <table:table-cell table:formula="of:=[.A33]+1" office:value-type="float" office:value="7">
            <text:p>7</text:p>
          </table:table-cell>
          <table:table-cell/>
          <table:table-cell office:value-type="date" office:date-value="2009-04-24">
            <text:p>2009-04-24</text:p>
          </table:table-cell>
          <table:table-cell/>
          <table:table-cell office:value-type="string">
            <text:p>W14</text:p>
          </table:table-cell>
          <table:table-cell table:style-name="ce72" office:value-type="date" office:date-value="2009-04-13">
            <text:p>04/13/09</text:p>
          </table:table-cell>
          <table:table-cell table:formula="of:=[.F34]+4" office:value-type="date" office:date-value="2009-04-17">
            <text:p>04/17/09</text:p>
          </table:table-cell>
          <table:table-cell table:number-columns-repeated="7"/>
        </table:table-row>
        <table:table-row table:style-name="ro3">
          <table:table-cell table:formula="of:=[.A34]+1" office:value-type="float" office:value="8">
            <text:p>8</text:p>
          </table:table-cell>
          <table:table-cell/>
          <table:table-cell table:style-name="Default" table:number-columns-repeated="2"/>
          <table:table-cell office:value-type="string">
            <text:p>W15</text:p>
          </table:table-cell>
          <table:table-cell table:style-name="ce72" office:value-type="date" office:date-value="2009-04-20">
            <text:p>04/20/09</text:p>
          </table:table-cell>
          <table:table-cell table:formula="of:=[.F35]+4" office:value-type="date" office:date-value="2009-04-24">
            <text:p>04/24/09</text:p>
          </table:table-cell>
          <table:table-cell table:number-columns-repeated="7"/>
        </table:table-row>
        <table:table-row table:style-name="ro3">
          <table:table-cell table:formula="of:=[.A35]+1" office:value-type="float" office:value="9">
            <text:p>9</text:p>
          </table:table-cell>
          <table:table-cell/>
          <table:table-cell table:style-name="Default" table:number-columns-repeated="2"/>
          <table:table-cell office:value-type="string">
            <text:p>W16</text:p>
          </table:table-cell>
          <table:table-cell table:style-name="ce72" office:value-type="date" office:date-value="2009-04-27">
            <text:p>04/27/09</text:p>
          </table:table-cell>
          <table:table-cell table:formula="of:=[.F36]+4" office:value-type="date" office:date-value="2009-05-01">
            <text:p>05/01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 office:value-type="string">
            <text:p>W17</text:p>
          </table:table-cell>
          <table:table-cell table:style-name="ce72" office:value-type="date" office:date-value="2009-05-04">
            <text:p>05/04/09</text:p>
          </table:table-cell>
          <table:table-cell table:formula="of:=[.F37]+4" office:value-type="date" office:date-value="2009-05-08">
            <text:p>05/08/09</text:p>
          </table:table-cell>
          <table:table-cell table:number-columns-repeated="7"/>
        </table:table-row>
        <table:table-row table:style-name="ro3" table:number-rows-repeated="65498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Cost" table:style-name="ta1" table:print="false">
        <table:table-column table:style-name="co3" table:default-cell-style-name="ce60"/>
        <table:table-column table:style-name="co3" table:default-cell-style-name="ce77"/>
        <table:table-column table:style-name="co3" table:number-columns-repeated="2" table:default-cell-style-name="ce63"/>
        <table:table-column table:style-name="co27" table:default-cell-style-name="ce63"/>
        <table:table-column table:style-name="co3" table:default-cell-style-name="ce63"/>
        <table:table-column table:style-name="co3" table:default-cell-style-name="ce82"/>
        <table:table-column table:style-name="co3" table:default-cell-style-name="ce84"/>
        <table:table-column table:style-name="co3" table:default-cell-style-name="Default"/>
        <table:table-column table:style-name="co28" table:default-cell-style-name="Default"/>
        <table:table-column table:style-name="co3" table:number-columns-repeated="5" table:default-cell-style-name="Default"/>
        <table:table-row table:style-name="ro1">
          <table:table-cell table:style-name="ce56" table:formula="of:=['Meeting Agendas'.A1]" office:value-type="string" office:string-value="PC-Based Modular Diagnostic Tools">
            <text:p>PC-Based Modular Diagnostic Tools</text:p>
          </table:table-cell>
          <table:table-cell table:style-name="ce74"/>
          <table:table-cell table:style-name="ce56"/>
          <table:table-cell table:style-name="ce55"/>
          <table:table-cell table:style-name="ce56"/>
          <table:table-cell table:style-name="ce55"/>
          <table:table-cell table:style-name="ce80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346in" svg:height="0.2374in" svg:x="13.074in" svg:y="0in" draw:caption-point-x="-13.074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3">
          <table:table-cell table:style-name="ce55" office:value-type="string">
            <text:p>Component/Service Cost</text:p>
          </table:table-cell>
          <table:table-cell table:style-name="ce75"/>
          <table:table-cell table:style-name="ce55" table:number-columns-repeated="4"/>
          <table:table-cell table:style-name="ce80" table:number-columns-repeated="2"/>
          <table:table-cell table:number-columns-repeated="7"/>
        </table:table-row>
        <table:table-row table:style-name="ro3">
          <table:table-cell table:style-name="ce73" office:value-type="string">
            <text:p>#</text:p>
          </table:table-cell>
          <table:table-cell table:style-name="ce76" office:value-type="string">
            <text:p>Date Ordered</text:p>
          </table:table-cell>
          <table:table-cell table:style-name="ce78" office:value-type="string">
            <text:p>Part #</text:p>
          </table:table-cell>
          <table:table-cell table:style-name="ce78" office:value-type="string">
            <text:p>Ordered By</text:p>
          </table:table-cell>
          <table:table-cell table:style-name="ce78" office:value-type="string">
            <text:p>Description</text:p>
          </table:table-cell>
          <table:table-cell table:style-name="ce78" office:value-type="string">
            <text:p>Quantity</text:p>
          </table:table-cell>
          <table:table-cell table:style-name="ce81" office:value-type="string">
            <text:p>Per/Unit</text:p>
          </table:table-cell>
          <table:table-cell table:style-name="ce83" office:value-type="string">
            <text:p>Total Cost</text:p>
          </table:table-cell>
          <table:table-cell/>
          <table:table-cell table:style-name="ce85" office:value-type="string">
            <text:p>Total Part Cost:</text:p>
          </table:table-cell>
          <table:table-cell table:style-name="ce86" table:formula="of:=SUM([.H4:.H65536])" office:value-type="float" office:value="179.91">
            <text:p>$179.91</text:p>
          </table:table-cell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34 </text:p>
          </table:table-cell>
          <table:table-cell office:value-type="string">
            <text:p>JL</text:p>
          </table:table-cell>
          <table:table-cell table:style-name="ce79" office:value-type="string">
            <text:p>Crystal 20MHz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4]*[.F4]" office:value-type="float" office:value="1.5">
            <text:p>$1.50</text:p>
          </table:table-cell>
          <table:table-cell table:number-columns-repeated="7"/>
        </table:table-row>
        <table:table-row table:style-name="ro4">
          <table:table-cell table:formula="of:=[.A4]+1" office:value-type="float" office:value="2">
            <text:p>2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316 </text:p>
          </table:table-cell>
          <table:table-cell office:value-type="string">
            <text:p>JL</text:p>
          </table:table-cell>
          <table:table-cell table:style-name="ce79" office:value-type="string">
            <text:p>RS232 Converter DIP - MAX232 MAX3232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5]*[.F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5]+1" office:value-type="float" office:value="3">
            <text:p>3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26 </text:p>
          </table:table-cell>
          <table:table-cell office:value-type="string">
            <text:p>JL</text:p>
          </table:table-cell>
          <table:table-cell table:style-name="ce79"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6]*[.F6]" office:value-type="float" office:value="1.95">
            <text:p>$1.95</text:p>
          </table:table-cell>
          <table:table-cell/>
          <table:table-cell office:value-type="string">
            <text:p>Procedure for adding items:</text:p>
          </table:table-cell>
          <table:table-cell table:number-columns-repeated="5"/>
        </table:table-row>
        <table:table-row table:style-name="ro3">
          <table:table-cell table:formula="of:=[.A6]+1" office:value-type="float" office:value="4">
            <text:p>4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PRT-00115 </text:p>
          </table:table-cell>
          <table:table-cell office:value-type="string">
            <text:p>JL</text:p>
          </table:table-cell>
          <table:table-cell table:style-name="ce79" office:value-type="string">
            <text:p>Break Away Female Headers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7]*[.F7]" office:value-type="float" office:value="1.5">
            <text:p>$1.50</text:p>
          </table:table-cell>
          <table:table-cell/>
          <table:table-cell office:value-type="string">
            <text:p>Copy the last line and change the values (Total Cost will auto-calculate)</text:p>
          </table:table-cell>
          <table:table-cell table:number-columns-repeated="5"/>
        </table:table-row>
        <table:table-row table:style-name="ro3">
          <table:table-cell table:formula="of:=[.A7]+1" office:value-type="float" office:value="5">
            <text:p>5</text:p>
          </table:table-cell>
          <table:table-cell office:value-type="date" office:date-value="2009-02-25">
            <text:p>2009-02-25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3.17">
            <text:p>$3.17</text:p>
          </table:table-cell>
          <table:table-cell table:formula="of:=[.G8]*[.F8]" office:value-type="float" office:value="3.17">
            <text:p>$3.17</text:p>
          </table:table-cell>
          <table:table-cell table:number-columns-repeated="7"/>
        </table:table-row>
        <table:table-row table:style-name="ro4">
          <table:table-cell table:formula="of:=[.A8]+1" office:value-type="float" office:value="6">
            <text:p>6</text:p>
          </table:table-cell>
          <table:table-cell office:value-type="date" office:date-value="2009-02-10">
            <text:p>2009-02-10</text:p>
          </table:table-cell>
          <table:table-cell table:style-name="ce79" office:value-type="string">
            <text:p>WRL-08952 </text:p>
          </table:table-cell>
          <table:table-cell office:value-type="string">
            <text:p>JL</text:p>
          </table:table-cell>
          <table:table-cell table:style-name="ce79" office:value-type="string">
            <text:p>Bluetooth® Breakout - Bluegiga WT-32 </text:p>
          </table:table-cell>
          <table:table-cell office:value-type="float" office:value="1">
            <text:p>1</text:p>
          </table:table-cell>
          <table:table-cell office:value-type="float" office:value="89.95">
            <text:p>$89.95</text:p>
          </table:table-cell>
          <table:table-cell table:formula="of:=[.G9]*[.F9]" office:value-type="float" office:value="89.95">
            <text:p>$89.95</text:p>
          </table:table-cell>
          <table:table-cell table:number-columns-repeated="7"/>
        </table:table-row>
        <table:table-row table:style-name="ro3">
          <table:table-cell table:formula="of:=[.A9]+1" office:value-type="float" office:value="7">
            <text:p>7</text:p>
          </table:table-cell>
          <table:table-cell office:value-type="date" office:date-value="2009-02-10">
            <text:p>2009-02-10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11.85">
            <text:p>$11.85</text:p>
          </table:table-cell>
          <table:table-cell table:formula="of:=[.G10]*[.F10]" office:value-type="float" office:value="11.85">
            <text:p>$11.85</text:p>
          </table:table-cell>
          <table:table-cell table:number-columns-repeated="7"/>
        </table:table-row>
        <table:table-row table:style-name="ro3">
          <table:table-cell table:formula="of:=[.A10]+1" office:value-type="float" office:value="8">
            <text:p>8</text:p>
          </table:table-cell>
          <table:table-cell office:value-type="date" office:date-value="2009-03-03">
            <text:p>2009-03-03</text:p>
          </table:table-cell>
          <table:table-cell office:value-type="string">
            <text:p>1N5818</text:p>
          </table:table-cell>
          <table:table-cell office:value-type="string">
            <text:p>MM</text:p>
          </table:table-cell>
          <table:table-cell office:value-type="string">
            <text:p>Schottky Diode</text:p>
          </table:table-cell>
          <table:table-cell office:value-type="float" office:value="20">
            <text:p>20</text:p>
          </table:table-cell>
          <table:table-cell office:value-type="float" office:value="0.142">
            <text:p>$0.14</text:p>
          </table:table-cell>
          <table:table-cell table:formula="of:=[.G11]*[.F11]" office:value-type="float" office:value="2.84">
            <text:p>$2.84</text:p>
          </table:table-cell>
          <table:table-cell table:number-columns-repeated="7"/>
        </table:table-row>
        <table:table-row table:style-name="ro3">
          <table:table-cell office:value-type="float" office:value="9">
            <text:p>9</text:p>
          </table:table-cell>
          <table:table-cell office:value-type="date" office:date-value="2009-03-03">
            <text:p>2009-03-03</text:p>
          </table:table-cell>
          <table:table-cell office:value-type="string">
            <text:p>1N4933</text:p>
          </table:table-cell>
          <table:table-cell office:value-type="string">
            <text:p>MM</text:p>
          </table:table-cell>
          <table:table-cell office:value-type="string">
            <text:p>Fast Recovery Power Rectifier</text:p>
          </table:table-cell>
          <table:table-cell office:value-type="float" office:value="10">
            <text:p>10</text:p>
          </table:table-cell>
          <table:table-cell office:value-type="float" office:value="0.053">
            <text:p>$0.05</text:p>
          </table:table-cell>
          <table:table-cell table:formula="of:=[.G12]*[.F12]" office:value-type="float" office:value="0.53">
            <text:p>$0.53</text:p>
          </table:table-cell>
          <table:table-cell table:number-columns-repeated="7"/>
        </table:table-row>
        <table:table-row table:style-name="ro3">
          <table:table-cell office:value-type="float" office:value="10">
            <text:p>10</text:p>
          </table:table-cell>
          <table:table-cell office:value-type="date" office:date-value="2009-03-03">
            <text:p>2009-03-03</text:p>
          </table:table-cell>
          <table:table-cell table:style-name="ce77" office:value-type="string">
            <text:p>106CKR050M</text:p>
          </table:table-cell>
          <table:table-cell office:value-type="string">
            <text:p>MM</text:p>
          </table:table-cell>
          <table:table-cell office:value-type="string">
            <text:p>Electrolytic Capacitor</text:p>
          </table:table-cell>
          <table:table-cell office:value-type="float" office:value="10">
            <text:p>10</text:p>
          </table:table-cell>
          <table:table-cell office:value-type="float" office:value="0.045">
            <text:p>$0.05</text:p>
          </table:table-cell>
          <table:table-cell table:formula="of:=[.G13]*[.F13]" office:value-type="float" office:value="0.45">
            <text:p>$0.45</text:p>
          </table:table-cell>
          <table:table-cell table:number-columns-repeated="7"/>
        </table:table-row>
        <table:table-row table:style-name="ro3">
          <table:table-cell office:value-type="float" office:value="11">
            <text:p>11</text:p>
          </table:table-cell>
          <table:table-cell office:value-type="date" office:date-value="2009-03-03">
            <text:p>2009-03-03</text:p>
          </table:table-cell>
          <table:table-cell office:value-type="string">
            <text:p>COM-00526 </text:p>
          </table:table-cell>
          <table:table-cell office:value-type="string">
            <text:p>MM</text:p>
          </table:table-cell>
          <table:table-cell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4]*[.F14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COM-00527 </text:p>
          </table:table-cell>
          <table:table-cell office:value-type="string">
            <text:p>MM</text:p>
          </table:table-cell>
          <table:table-cell office:value-type="string">
            <text:p>Voltage Regulator adjustable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5]*[.F1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COM-08582</text:p>
          </table:table-cell>
          <table:table-cell office:value-type="string">
            <text:p>MM</text:p>
          </table:table-cell>
          <table:table-cell office:value-type="string">
            <text:p>Crystal 12MHz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6]*[.F16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COM-00536</text:p>
          </table:table-cell>
          <table:table-cell office:value-type="string">
            <text:p>MM</text:p>
          </table:table-cell>
          <table:table-cell office:value-type="string">
            <text:p>Crystal 16MHz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17]*[.F17]" office:value-type="float" office:value="1.5">
            <text:p>$1.50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0091</text:p>
          </table:table-cell>
          <table:table-cell office:value-type="string">
            <text:p>MM</text:p>
          </table:table-cell>
          <table:table-cell office:value-type="string">
            <text:p>9V snap connector</text:p>
          </table:table-cell>
          <table:table-cell office:value-type="float" office:value="1">
            <text:p>1</text:p>
          </table:table-cell>
          <table:table-cell office:value-type="float" office:value="1.25">
            <text:p>$1.25</text:p>
          </table:table-cell>
          <table:table-cell table:formula="of:=[.G18]*[.F18]" office:value-type="float" office:value="1.25">
            <text:p>$1.2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8613</text:p>
          </table:table-cell>
          <table:table-cell office:value-type="string">
            <text:p>MM</text:p>
          </table:table-cell>
          <table:table-cell office:value-type="string">
            <text:p>JST Vertical Connector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9]*[.F19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8670</text:p>
          </table:table-cell>
          <table:table-cell office:value-type="string">
            <text:p>MM</text:p>
          </table:table-cell>
          <table:table-cell office:value-type="string">
            <text:p>JST Jumper Wire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20]*[.F20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TOL-08734</text:p>
          </table:table-cell>
          <table:table-cell office:value-type="string">
            <text:p>MM</text:p>
          </table:table-cell>
          <table:table-cell office:value-type="string">
            <text:p>Barrel Jack to 2-pin JST</text:p>
          </table:table-cell>
          <table:table-cell office:value-type="float" office:value="1">
            <text:p>1</text:p>
          </table:table-cell>
          <table:table-cell office:value-type="float" office:value="2.95">
            <text:p>$2.95</text:p>
          </table:table-cell>
          <table:table-cell table:formula="of:=[.G21]*[.F21]" office:value-type="float" office:value="2.95">
            <text:p>$2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TOL-00298</text:p>
          </table:table-cell>
          <table:table-cell office:value-type="string">
            <text:p>MM</text:p>
          </table:table-cell>
          <table:table-cell office:value-type="string">
            <text:p>Wall Adapter Power Supply – 9VDC</text:p>
          </table:table-cell>
          <table:table-cell office:value-type="float" office:value="1">
            <text:p>1</text:p>
          </table:table-cell>
          <table:table-cell office:value-type="float" office:value="5.95">
            <text:p>$5.95</text:p>
          </table:table-cell>
          <table:table-cell table:formula="of:=[.G22]*[.F22]" office:value-type="float" office:value="5.95">
            <text:p>$5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9077</text:p>
          </table:table-cell>
          <table:table-cell office:value-type="string">
            <text:p>MM</text:p>
          </table:table-cell>
          <table:table-cell office:value-type="string">
            <text:p>Battery Charger 4 Bay</text:p>
          </table:table-cell>
          <table:table-cell office:value-type="float" office:value="1">
            <text:p>1</text:p>
          </table:table-cell>
          <table:table-cell office:value-type="float" office:value="9.95">
            <text:p>$9.95</text:p>
          </table:table-cell>
          <table:table-cell table:formula="of:=[.G23]*[.F23]" office:value-type="float" office:value="9.95">
            <text:p>$9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IP-9V-500</text:p>
          </table:table-cell>
          <table:table-cell office:value-type="string">
            <text:p>MM</text:p>
          </table:table-cell>
          <table:table-cell office:value-type="string">
            <text:p>Ipower 500 mAh Li-Ion 9V Battery</text:p>
          </table:table-cell>
          <table:table-cell office:value-type="float" office:value="1">
            <text:p>1</text:p>
          </table:table-cell>
          <table:table-cell office:value-type="float" office:value="16.97">
            <text:p>$16.97</text:p>
          </table:table-cell>
          <table:table-cell table:formula="of:=[.G24]*[.F24]" office:value-type="float" office:value="16.97">
            <text:p>$16.97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<text:s/>LT1073CN8 </text:p>
          </table:table-cell>
          <table:table-cell office:value-type="string">
            <text:p>MM</text:p>
          </table:table-cell>
          <table:table-cell office:value-type="string">
            <text:p>MicroPower DC-DC Converter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5]*[.F25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LT1073CN8-12 </text:p>
          </table:table-cell>
          <table:table-cell office:value-type="string">
            <text:p>MM</text:p>
          </table:table-cell>
          <table:table-cell office:value-type="string">
            <text:p>MicroPower DC-DC Converter (12 VDC FIXED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6]*[.F26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LT1073CN8-5#PBF </text:p>
          </table:table-cell>
          <table:table-cell office:value-type="string">
            <text:p>MM</text:p>
          </table:table-cell>
          <table:table-cell office:value-type="string">
            <text:p>MicroPower DC-DC Converter (lead free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7]*[.F27]" office:value-type="float" office:value="6.3">
            <text:p>$6.30</text:p>
          </table:table-cell>
          <table:table-cell table:number-columns-repeated="7"/>
        </table:table-row>
        <table:table-row table:style-name="ro3">
          <table:table-cell/>
          <table:table-cell table:number-columns-repeated="6" office:value-type="string">
            <text:p>Blank</text:p>
          </table:table-cell>
          <table:table-cell table:formula="of:=[.G28]*[.F28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29]*[.F29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0]*[.F30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1]*[.F31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2]*[.F32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3]*[.F33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4]*[.F34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5]*[.F35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6]*[.F36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7]*[.F37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8]*[.F38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9]*[.F39]" office:value-type="float" office:value="0">
            <text:p>$0.00</text:p>
          </table:table-cell>
          <table:table-cell table:number-columns-repeated="7"/>
        </table:table-row>
        <table:table-row table:style-name="ro3" table:number-rows-repeated="65496">
          <table:table-cell table:number-columns-repeated="15"/>
        </table:table-row>
        <table:table-row table:style-name="ro3">
          <table:table-cell table:number-columns-repeated="15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2">03/02/2009</text:date>, <text:time>23:1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3-02T23:18:39.45</dc:date>
    <meta:editing-duration>PT22H57M19S</meta:editing-duration>
    <meta:editing-cycles>193</meta:editing-cycles>
    <meta:printed-by>Joseph Lenox</meta:printed-by>
    <meta:print-date>2008-11-05T17:55:14.48</meta:print-date>
    <dc:creator>Quixley Foxford</dc:creator>
    <meta:document-statistic meta:table-count="6" meta:cell-count="1701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true" chart:right-angled-axes="true" chart:data-label-number="none" chart:data-label-text="true" chart:data-label-symbol="fals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logarithmic="false" chart:minimum="1" chart:maximum="12" chart:interval-major="2" chart:interval-minor-divisor="2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5037">
      <style:chart-properties chart:display-label="false" chart:logarithmic="false" chart:minimum="39829" chart:maximum="39940" chart:interval-major="7" chart:interval-minor-divisor="2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ymbol-type="named-symbol" chart:symbol-name="square" chart:symbol-width="0.25cm" chart:symbol-height="0.25cm" chart:data-label-number="none" chart:data-label-text="true" chart:data-label-symbol="false" chart:label-position="right"/>
      <style:graphic-properties draw:stroke="none" svg:stroke-width="0.088cm" svg:stroke-color="#004586" draw:fill-color="#004586"/>
      <style:text-properties fo:font-size="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0.74cm" svg:height="6.988cm" chart:class="chart:scatter" chart:style-name="ch1">
        <chart:legend chart:legend-position="end" svg:x="19.094cm" svg:y="3.186cm" chart:style-name="ch2"/>
        <chart:plot-area chart:style-name="ch3" table:cell-range-address="'Project Timeline'.B21:'Project Timeline'.B37 'Project Timeline'.G22:'Project Timeline'.G37 'Project Timeline'.C21:'Project Timeline'.C34" chart:data-source-has-labels="both" svg:x="0.413cm" svg:y="0.139cm" svg:width="18.267cm" svg:height="6.571cm">
          <chart:axis chart:dimension="x" chart:name="primary-x" chart:style-name="ch4">
            <chart:categories table:cell-range-address="'Project Timeline'.B22:'Project Timeline'.B3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Project Timeline'.C22:'Project Timeline'.C34" chart:label-cell-address="'Project Timeline'.C21:'Project Timeline'.C21" chart:class="chart:scatter">
            <chart:domain table:cell-range-address="'Project Timeline'.G22:'Project Timeline'.G3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'Project Timeline'.C21:'Project Timeline'.C21">Date</text:p>
              </table:table-cell>
            </table:table-row>
          </table:table-header-rows>
          <table:table-rows>
            <table:table-row>
              <table:table-cell office:value-type="string">
                <text:p text:id="'Project Timeline'.B22:'Project Timeline'.B37">Final Component Decision</text:p>
              </table:table-cell>
              <table:table-cell office:value-type="float" office:value="39829">
                <text:p text:id="'Project Timeline'.G22:'Project Timeline'.G37">39829</text:p>
              </table:table-cell>
              <table:table-cell office:value-type="float" office:value="39829">
                <text:p text:id="'Project Timeline'.C22:'Project Timeline'.C34">39829</text:p>
              </table:table-cell>
            </table:table-row>
            <table:table-row>
              <table:table-cell office:value-type="string">
                <text:p>All Schematics Complete</text:p>
              </table:table-cell>
              <table:table-cell office:value-type="float" office:value="39836">
                <text:p>39836</text:p>
              </table:table-cell>
              <table:table-cell office:value-type="float" office:value="39843">
                <text:p>39843</text:p>
              </table:table-cell>
            </table:table-row>
            <table:table-row>
              <table:table-cell office:value-type="string">
                <text:p>Design Verifications Complete</text:p>
              </table:table-cell>
              <table:table-cell office:value-type="float" office:value="39843">
                <text:p>39843</text:p>
              </table:table-cell>
              <table:table-cell office:value-type="float" office:value="39850">
                <text:p>39850</text:p>
              </table:table-cell>
            </table:table-row>
            <table:table-row>
              <table:table-cell office:value-type="string">
                <text:p>Begin prototyping subsystems</text:p>
              </table:table-cell>
              <table:table-cell office:value-type="float" office:value="39850">
                <text:p>39850</text:p>
              </table:table-cell>
              <table:table-cell office:value-type="float" office:value="39864">
                <text:p>39864</text:p>
              </table:table-cell>
            </table:table-row>
            <table:table-row>
              <table:table-cell office:value-type="string">
                <text:p>Finish Prototyping Subsystems</text:p>
              </table:table-cell>
              <table:table-cell office:value-type="float" office:value="39857">
                <text:p>39857</text:p>
              </table:table-cell>
              <table:table-cell office:value-type="float" office:value="39871">
                <text:p>39871</text:p>
              </table:table-cell>
            </table:table-row>
            <table:table-row>
              <table:table-cell office:value-type="string">
                <text:p>Systems Construction</text:p>
              </table:table-cell>
              <table:table-cell office:value-type="float" office:value="39864">
                <text:p>39864</text:p>
              </table:table-cell>
              <table:table-cell office:value-type="float" office:value="39878">
                <text:p>39878</text:p>
              </table:table-cell>
            </table:table-row>
            <table:table-row>
              <table:table-cell office:value-type="string">
                <text:p>Complete Interface Software</text:p>
              </table:table-cell>
              <table:table-cell office:value-type="float" office:value="39871">
                <text:p>39871</text:p>
              </table:table-cell>
              <table:table-cell office:value-type="float" office:value="39892">
                <text:p>39892</text:p>
              </table:table-cell>
            </table:table-row>
            <table:table-row>
              <table:table-cell office:value-type="string">
                <text:p>Systems Debugging</text:p>
              </table:table-cell>
              <table:table-cell office:value-type="float" office:value="39878">
                <text:p>39878</text:p>
              </table:table-cell>
              <table:table-cell office:value-type="float" office:value="39899">
                <text:p>39899</text:p>
              </table:table-cell>
            </table:table-row>
            <table:table-row>
              <table:table-cell office:value-type="string">
                <text:p>Begin Draft of Design Report</text:p>
              </table:table-cell>
              <table:table-cell office:value-type="float" office:value="39892">
                <text:p>39892</text:p>
              </table:table-cell>
              <table:table-cell office:value-type="float" office:value="39906">
                <text:p>39906</text:p>
              </table:table-cell>
            </table:table-row>
            <table:table-row>
              <table:table-cell office:value-type="string">
                <text:p>Give “end of project presentation.”</text:p>
              </table:table-cell>
              <table:table-cell office:value-type="float" office:value="39899">
                <text:p>39899</text:p>
              </table:table-cell>
              <table:table-cell office:value-type="float" office:value="39913">
                <text:p>39913</text:p>
              </table:table-cell>
            </table:table-row>
            <table:table-row>
              <table:table-cell office:value-type="string">
                <text:p>Oral Design Report Complete</text:p>
              </table:table-cell>
              <table:table-cell office:value-type="float" office:value="39906">
                <text:p>39906</text:p>
              </table:table-cell>
              <table:table-cell office:value-type="float" office:value="39920">
                <text:p>39920</text:p>
              </table:table-cell>
            </table:table-row>
            <table:table-row>
              <table:table-cell office:value-type="string">
                <text:p>Written Design Report Complete</text:p>
              </table:table-cell>
              <table:table-cell office:value-type="float" office:value="39913">
                <text:p>39913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0">
                <text:p>39920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7">
                <text:p>399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34">
                <text:p>399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41">
                <text:p>3994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